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text-properties fo:language="en" fo:country="US"/>
    </style:style>
    <style:style style:name="P4" style:family="paragraph" style:parent-style-name="Footer">
      <style:text-properties fo:language="en" fo:country="US" officeooo:rsid="002a75a5" officeooo:paragraph-rsid="002a75a5"/>
    </style:style>
    <style:style style:name="P5" style:family="paragraph" style:parent-style-name="Heading_20_1">
      <style:paragraph-properties fo:break-before="page"/>
      <style:text-properties fo:language="en" fo:country="US"/>
    </style:style>
    <style:style style:name="P6" style:family="paragraph" style:parent-style-name="Heading_20_1">
      <style:paragraph-properties fo:break-before="page"/>
      <style:text-properties fo:language="en" fo:country="US" officeooo:paragraph-rsid="001d8a41"/>
    </style:style>
    <style:style style:name="P7" style:family="paragraph" style:parent-style-name="Heading_20_2">
      <style:text-properties fo:language="en" fo:country="US"/>
    </style:style>
    <style:style style:name="P8" style:family="paragraph" style:parent-style-name="Heading_20_2">
      <style:text-properties fo:language="en" fo:country="US" officeooo:paragraph-rsid="001d8a41"/>
    </style:style>
    <style:style style:name="P9" style:family="paragraph" style:parent-style-name="Heading_20_2">
      <style:text-properties fo:language="en" fo:country="US" officeooo:paragraph-rsid="00297dbf"/>
    </style:style>
    <style:style style:name="P10" style:family="paragraph" style:parent-style-name="Heading_20_2">
      <style:paragraph-properties fo:break-before="page"/>
      <style:text-properties fo:language="en" fo:country="US"/>
    </style:style>
    <style:style style:name="P11" style:family="paragraph" style:parent-style-name="Heading_20_2">
      <style:paragraph-properties fo:break-before="page"/>
      <style:text-properties fo:language="en" fo:country="US" officeooo:paragraph-rsid="001d8a41"/>
    </style:style>
    <style:style style:name="P12" style:family="paragraph" style:parent-style-name="Standard">
      <style:text-properties officeooo:paragraph-rsid="000b31f3"/>
    </style:style>
    <style:style style:name="P13" style:family="paragraph" style:parent-style-name="Standard">
      <style:text-properties fo:language="en" fo:country="US"/>
    </style:style>
    <style:style style:name="P14" style:family="paragraph" style:parent-style-name="Standard">
      <style:text-properties fo:language="en" fo:country="US" officeooo:rsid="000b31f3" officeooo:paragraph-rsid="000b31f3"/>
    </style:style>
    <style:style style:name="P15" style:family="paragraph" style:parent-style-name="Standard">
      <style:text-properties fo:language="en" fo:country="US" officeooo:rsid="000b31f3" officeooo:paragraph-rsid="000e8484"/>
    </style:style>
    <style:style style:name="P16" style:family="paragraph" style:parent-style-name="Standard">
      <style:text-properties fo:language="en" fo:country="US" officeooo:rsid="000b31f3" officeooo:paragraph-rsid="000cb37c"/>
    </style:style>
    <style:style style:name="P17" style:family="paragraph" style:parent-style-name="Standard">
      <style:text-properties fo:language="en" fo:country="US" officeooo:rsid="002a75a5" officeooo:paragraph-rsid="002a75a5"/>
    </style:style>
    <style:style style:name="P18" style:family="paragraph" style:parent-style-name="Standard">
      <style:text-properties fo:language="en" fo:country="US" officeooo:rsid="000cb37c" officeooo:paragraph-rsid="0026373d"/>
    </style:style>
    <style:style style:name="P19" style:family="paragraph" style:parent-style-name="Standard">
      <style:text-properties fo:language="en" fo:country="US" officeooo:rsid="000cb37c" officeooo:paragraph-rsid="000cb37c"/>
    </style:style>
    <style:style style:name="P20" style:family="paragraph" style:parent-style-name="Standard">
      <style:text-properties fo:language="en" fo:country="US" officeooo:rsid="000cb37c" officeooo:paragraph-rsid="001d8a41"/>
    </style:style>
    <style:style style:name="P21" style:family="paragraph" style:parent-style-name="Standard">
      <style:text-properties fo:language="en" fo:country="US" officeooo:paragraph-rsid="000cb37c"/>
    </style:style>
    <style:style style:name="P22" style:family="paragraph" style:parent-style-name="Standard">
      <style:text-properties fo:language="en" fo:country="US" officeooo:rsid="000e8484" officeooo:paragraph-rsid="000e8484"/>
    </style:style>
    <style:style style:name="P23" style:family="paragraph" style:parent-style-name="Standard">
      <style:text-properties fo:language="en" fo:country="US" officeooo:rsid="000e8484" officeooo:paragraph-rsid="001d8a41"/>
    </style:style>
    <style:style style:name="P24" style:family="paragraph" style:parent-style-name="Standard">
      <style:text-properties fo:language="en" fo:country="US" fo:font-style="italic" officeooo:rsid="000e8484" officeooo:paragraph-rsid="000e8484" style:font-style-asian="italic" style:font-style-complex="italic"/>
    </style:style>
    <style:style style:name="P25" style:family="paragraph" style:parent-style-name="Standard">
      <style:paragraph-properties fo:text-align="center" style:justify-single-word="false"/>
      <style:text-properties fo:language="en" fo:country="US" fo:font-style="italic" officeooo:rsid="000e8484" officeooo:paragraph-rsid="000e8484" style:font-style-asian="italic" style:font-style-complex="italic"/>
    </style:style>
    <style:style style:name="P26" style:family="paragraph" style:parent-style-name="Standard">
      <style:paragraph-properties fo:text-align="center" style:justify-single-word="false"/>
      <style:text-properties fo:language="en" fo:country="US" fo:font-style="italic" officeooo:rsid="000e8484" officeooo:paragraph-rsid="001d8a41" style:font-style-asian="italic" style:font-style-complex="italic"/>
    </style:style>
    <style:style style:name="P27" style:family="paragraph" style:parent-style-name="Standard">
      <style:paragraph-properties fo:text-align="start" style:justify-single-word="false"/>
      <style:text-properties fo:language="en" fo:country="US" fo:font-style="italic" officeooo:rsid="000e8484" officeooo:paragraph-rsid="000e8484" style:font-style-asian="italic" style:font-style-complex="italic"/>
    </style:style>
    <style:style style:name="P28" style:family="paragraph" style:parent-style-name="Standard">
      <style:paragraph-properties fo:text-align="start" style:justify-single-word="false"/>
      <style:text-properties fo:language="en" fo:country="US" fo:font-style="italic" officeooo:rsid="000e8484" officeooo:paragraph-rsid="001d8a41" style:font-style-asian="italic" style:font-style-complex="italic"/>
    </style:style>
    <style:style style:name="P29" style:family="paragraph" style:parent-style-name="Standard">
      <style:text-properties fo:language="en" fo:country="US" fo:font-style="italic" officeooo:rsid="000e8484" officeooo:paragraph-rsid="001d8a41" style:font-style-asian="italic" style:font-style-complex="italic"/>
    </style:style>
    <style:style style:name="P30" style:family="paragraph" style:parent-style-name="Standard">
      <style:text-properties fo:language="en" fo:country="US" fo:font-style="italic" officeooo:rsid="000cb37c" officeooo:paragraph-rsid="000cb37c" style:font-style-asian="italic" style:font-style-complex="italic"/>
    </style:style>
    <style:style style:name="P31" style:family="paragraph" style:parent-style-name="Standard">
      <style:text-properties fo:language="en" fo:country="US" fo:font-style="italic" officeooo:rsid="000cb37c" officeooo:paragraph-rsid="001d8a41" style:font-style-asian="italic" style:font-style-complex="italic"/>
    </style:style>
    <style:style style:name="P32" style:family="paragraph" style:parent-style-name="Standard">
      <style:text-properties fo:language="en" fo:country="US" fo:font-style="italic" officeooo:rsid="000f1c9a" officeooo:paragraph-rsid="001d8a41" style:font-style-asian="italic" style:font-style-complex="italic"/>
    </style:style>
    <style:style style:name="P33" style:family="paragraph" style:parent-style-name="Standard">
      <style:text-properties fo:language="en" fo:country="US" fo:font-style="italic" officeooo:rsid="000f1c9a" officeooo:paragraph-rsid="001efd38" style:font-style-asian="italic" style:font-style-complex="italic"/>
    </style:style>
    <style:style style:name="P34" style:family="paragraph" style:parent-style-name="Standard">
      <style:text-properties fo:language="en" fo:country="US" officeooo:paragraph-rsid="000e8484"/>
    </style:style>
    <style:style style:name="P35" style:family="paragraph" style:parent-style-name="Standard">
      <style:text-properties fo:language="en" fo:country="US" officeooo:rsid="000f1c9a" officeooo:paragraph-rsid="000f1c9a"/>
    </style:style>
    <style:style style:name="P36" style:family="paragraph" style:parent-style-name="Standard">
      <style:text-properties fo:language="en" fo:country="US" officeooo:rsid="000f1c9a" officeooo:paragraph-rsid="001d8a41"/>
    </style:style>
    <style:style style:name="P37" style:family="paragraph" style:parent-style-name="Standard">
      <style:text-properties fo:language="en" fo:country="US" officeooo:rsid="000f1c9a" officeooo:paragraph-rsid="001efd38"/>
    </style:style>
    <style:style style:name="P38" style:family="paragraph" style:parent-style-name="Standard">
      <style:text-properties fo:language="en" fo:country="US" fo:font-style="normal" officeooo:rsid="000f1c9a" officeooo:paragraph-rsid="000f1c9a" style:font-style-asian="normal" style:font-style-complex="normal"/>
    </style:style>
    <style:style style:name="P39" style:family="paragraph" style:parent-style-name="Standard">
      <style:text-properties fo:language="en" fo:country="US" fo:font-style="normal" officeooo:rsid="000f1c9a" officeooo:paragraph-rsid="001d8a41" style:font-style-asian="normal" style:font-style-complex="normal"/>
    </style:style>
    <style:style style:name="P40" style:family="paragraph" style:parent-style-name="Standard">
      <style:text-properties fo:language="en" fo:country="US" fo:font-style="normal" officeooo:rsid="000f1c9a" officeooo:paragraph-rsid="001efd38" style:font-style-asian="normal" style:font-style-complex="normal"/>
    </style:style>
    <style:style style:name="P41" style:family="paragraph" style:parent-style-name="Standard">
      <style:text-properties fo:language="en" fo:country="US" fo:font-style="normal" officeooo:rsid="0011280c" officeooo:paragraph-rsid="0011280c" style:font-style-asian="normal" style:font-style-complex="normal"/>
    </style:style>
    <style:style style:name="P42" style:family="paragraph" style:parent-style-name="Standard">
      <style:text-properties fo:language="en" fo:country="US" fo:font-style="normal" officeooo:rsid="0011280c" officeooo:paragraph-rsid="001efd38" style:font-style-asian="normal" style:font-style-complex="normal"/>
    </style:style>
    <style:style style:name="P43" style:family="paragraph" style:parent-style-name="Standard">
      <style:text-properties fo:language="en" fo:country="US" fo:font-style="normal" officeooo:rsid="0011280c" officeooo:paragraph-rsid="001d8a41" style:font-style-asian="normal" style:font-style-complex="normal"/>
    </style:style>
    <style:style style:name="P44" style:family="paragraph" style:parent-style-name="Standard">
      <style:text-properties fo:language="en" fo:country="US" fo:font-style="normal" officeooo:rsid="001325b8" officeooo:paragraph-rsid="001325b8" style:font-style-asian="normal" style:font-style-complex="normal"/>
    </style:style>
    <style:style style:name="P45" style:family="paragraph" style:parent-style-name="Standard">
      <style:text-properties fo:language="en" fo:country="US" fo:font-style="normal" officeooo:rsid="001325b8" officeooo:paragraph-rsid="001d8a41" style:font-style-asian="normal" style:font-style-complex="normal"/>
    </style:style>
    <style:style style:name="P46" style:family="paragraph" style:parent-style-name="Standard">
      <style:text-properties fo:language="en" fo:country="US" fo:font-style="normal" officeooo:rsid="001d8a41" officeooo:paragraph-rsid="001d8a41" style:font-style-asian="normal" style:font-style-complex="normal"/>
    </style:style>
    <style:style style:name="P47" style:family="paragraph" style:parent-style-name="Standard">
      <style:text-properties fo:language="en" fo:country="US" fo:font-style="normal" officeooo:rsid="00216013" officeooo:paragraph-rsid="00216013" style:font-style-asian="normal" style:font-style-complex="normal"/>
    </style:style>
    <style:style style:name="P48" style:family="paragraph" style:parent-style-name="Standard">
      <style:text-properties fo:language="en" fo:country="US" fo:font-style="normal" fo:font-weight="bold" officeooo:rsid="0011280c" officeooo:paragraph-rsid="0011280c" style:font-style-asian="normal" style:font-weight-asian="bold" style:font-style-complex="normal" style:font-weight-complex="bold"/>
    </style:style>
    <style:style style:name="P49" style:family="paragraph" style:parent-style-name="Standard">
      <style:text-properties fo:language="en" fo:country="US" fo:font-style="normal" fo:font-weight="bold" officeooo:rsid="0011280c" officeooo:paragraph-rsid="001efd38" style:font-style-asian="normal" style:font-weight-asian="bold" style:font-style-complex="normal" style:font-weight-complex="bold"/>
    </style:style>
    <style:style style:name="P50" style:family="paragraph" style:parent-style-name="Standard">
      <style:text-properties fo:language="en" fo:country="US" fo:font-style="normal" fo:font-weight="bold" officeooo:rsid="0011280c" officeooo:paragraph-rsid="001d8a41" style:font-style-asian="normal" style:font-weight-asian="bold" style:font-style-complex="normal" style:font-weight-complex="bold"/>
    </style:style>
    <style:style style:name="P51" style:family="paragraph" style:parent-style-name="Standard">
      <style:text-properties fo:language="en" fo:country="US" fo:font-style="normal" fo:font-weight="bold" officeooo:rsid="001325b8" officeooo:paragraph-rsid="001325b8" style:font-style-asian="normal" style:font-weight-asian="bold" style:font-style-complex="normal" style:font-weight-complex="bold"/>
    </style:style>
    <style:style style:name="P52" style:family="paragraph" style:parent-style-name="Standard">
      <style:text-properties fo:language="en" fo:country="US" fo:font-style="normal" fo:font-weight="bold" officeooo:rsid="001325b8" officeooo:paragraph-rsid="001efd38" style:font-style-asian="normal" style:font-weight-asian="bold" style:font-style-complex="normal" style:font-weight-complex="bold"/>
    </style:style>
    <style:style style:name="P53" style:family="paragraph" style:parent-style-name="Standard">
      <style:text-properties fo:language="en" fo:country="US" fo:font-style="normal" fo:font-weight="bold" officeooo:rsid="001325b8" officeooo:paragraph-rsid="0022b7ea" style:font-style-asian="normal" style:font-weight-asian="bold" style:font-style-complex="normal" style:font-weight-complex="bold"/>
    </style:style>
    <style:style style:name="P54" style:family="paragraph" style:parent-style-name="Standard">
      <style:text-properties fo:language="en" fo:country="US" fo:font-style="normal" fo:font-weight="bold" officeooo:rsid="0014ceed" officeooo:paragraph-rsid="0014ceed" style:font-style-asian="normal" style:font-weight-asian="bold" style:font-style-complex="normal" style:font-weight-complex="bold"/>
    </style:style>
    <style:style style:name="P55" style:family="paragraph" style:parent-style-name="Standard">
      <style:text-properties fo:language="en" fo:country="US" fo:font-style="normal" fo:font-weight="bold" officeooo:rsid="0014ceed" officeooo:paragraph-rsid="001d8a41" style:font-style-asian="normal" style:font-weight-asian="bold" style:font-style-complex="normal" style:font-weight-complex="bold"/>
    </style:style>
    <style:style style:name="P56" style:family="paragraph" style:parent-style-name="Standard">
      <style:text-properties fo:language="en" fo:country="US" fo:font-style="normal" fo:font-weight="bold" officeooo:rsid="0015fddc" officeooo:paragraph-rsid="0014ceed" style:font-style-asian="normal" style:font-weight-asian="bold" style:font-style-complex="normal" style:font-weight-complex="bold"/>
    </style:style>
    <style:style style:name="P57" style:family="paragraph" style:parent-style-name="Standard">
      <style:text-properties fo:language="en" fo:country="US" fo:font-style="normal" fo:font-weight="bold" officeooo:rsid="0015fddc" officeooo:paragraph-rsid="001d8a41" style:font-style-asian="normal" style:font-weight-asian="bold" style:font-style-complex="normal" style:font-weight-complex="bold"/>
    </style:style>
    <style:style style:name="P58" style:family="paragraph" style:parent-style-name="Standard">
      <style:text-properties fo:language="en" fo:country="US" fo:font-style="normal" fo:font-weight="bold" officeooo:rsid="001a16f6" officeooo:paragraph-rsid="001a16f6" style:font-style-asian="normal" style:font-weight-asian="bold" style:font-style-complex="normal" style:font-weight-complex="bold"/>
    </style:style>
    <style:style style:name="P59" style:family="paragraph" style:parent-style-name="Standard">
      <style:text-properties fo:language="en" fo:country="US" fo:font-style="normal" fo:font-weight="bold" officeooo:rsid="001a16f6" officeooo:paragraph-rsid="001d8a41" style:font-style-asian="normal" style:font-weight-asian="bold" style:font-style-complex="normal" style:font-weight-complex="bold"/>
    </style:style>
    <style:style style:name="P60" style:family="paragraph" style:parent-style-name="Standard">
      <style:text-properties fo:language="en" fo:country="US" fo:font-style="normal" fo:font-weight="bold" officeooo:rsid="001b7cb5" officeooo:paragraph-rsid="00172745" style:font-style-asian="normal" style:font-weight-asian="bold" style:font-style-complex="normal" style:font-weight-complex="bold"/>
    </style:style>
    <style:style style:name="P61" style:family="paragraph" style:parent-style-name="Standard">
      <style:text-properties fo:language="en" fo:country="US" fo:font-style="normal" fo:font-weight="bold" officeooo:rsid="001b7cb5" officeooo:paragraph-rsid="001d8a41" style:font-style-asian="normal" style:font-weight-asian="bold" style:font-style-complex="normal" style:font-weight-complex="bold"/>
    </style:style>
    <style:style style:name="P62" style:family="paragraph" style:parent-style-name="Standard">
      <style:text-properties fo:language="en" fo:country="US" fo:font-style="normal" fo:font-weight="bold" officeooo:rsid="0022850c" officeooo:paragraph-rsid="0022850c" style:font-style-asian="normal" style:font-weight-asian="bold" style:font-style-complex="normal" style:font-weight-complex="bold"/>
    </style:style>
    <style:style style:name="P63" style:family="paragraph" style:parent-style-name="Standard">
      <style:text-properties fo:language="en" fo:country="US" fo:font-style="normal" fo:font-weight="bold" officeooo:rsid="00216013" officeooo:paragraph-rsid="00216013" style:font-style-asian="normal" style:font-weight-asian="bold" style:font-style-complex="normal" style:font-weight-complex="bold"/>
    </style:style>
    <style:style style:name="P64" style:family="paragraph" style:parent-style-name="Standard">
      <style:text-properties fo:language="en" fo:country="US" fo:font-style="normal" fo:font-weight="normal" officeooo:rsid="001325b8" officeooo:paragraph-rsid="001325b8" style:font-style-asian="normal" style:font-weight-asian="normal" style:font-style-complex="normal" style:font-weight-complex="normal"/>
    </style:style>
    <style:style style:name="P65" style:family="paragraph" style:parent-style-name="Standard">
      <style:text-properties fo:language="en" fo:country="US" fo:font-style="normal" fo:font-weight="normal" officeooo:rsid="001325b8" officeooo:paragraph-rsid="001efd38" style:font-style-asian="normal" style:font-weight-asian="normal" style:font-style-complex="normal" style:font-weight-complex="normal"/>
    </style:style>
    <style:style style:name="P66" style:family="paragraph" style:parent-style-name="Standard">
      <style:text-properties fo:language="en" fo:country="US" fo:font-style="normal" fo:font-weight="normal" officeooo:rsid="001325b8" officeooo:paragraph-rsid="001d8a41" style:font-style-asian="normal" style:font-weight-asian="normal" style:font-style-complex="normal" style:font-weight-complex="normal"/>
    </style:style>
    <style:style style:name="P67" style:family="paragraph" style:parent-style-name="Standard">
      <style:text-properties fo:language="en" fo:country="US" fo:font-style="normal" fo:font-weight="normal" officeooo:rsid="0014ceed" officeooo:paragraph-rsid="001325b8" style:font-style-asian="normal" style:font-weight-asian="normal" style:font-style-complex="normal" style:font-weight-complex="normal"/>
    </style:style>
    <style:style style:name="P68" style:family="paragraph" style:parent-style-name="Standard">
      <style:text-properties fo:language="en" fo:country="US" fo:font-style="normal" fo:font-weight="normal" officeooo:rsid="0014ceed" officeooo:paragraph-rsid="0014ceed" style:font-style-asian="normal" style:font-weight-asian="normal" style:font-style-complex="normal" style:font-weight-complex="normal"/>
    </style:style>
    <style:style style:name="P69" style:family="paragraph" style:parent-style-name="Standard">
      <style:text-properties fo:language="en" fo:country="US" fo:font-style="normal" fo:font-weight="normal" officeooo:rsid="0014ceed" officeooo:paragraph-rsid="001d8a41" style:font-style-asian="normal" style:font-weight-asian="normal" style:font-style-complex="normal" style:font-weight-complex="normal"/>
    </style:style>
    <style:style style:name="P70" style:family="paragraph" style:parent-style-name="Standard">
      <style:text-properties fo:language="en" fo:country="US" fo:font-style="normal" fo:font-weight="normal" officeooo:rsid="0015fddc" officeooo:paragraph-rsid="0014ceed" style:font-style-asian="normal" style:font-weight-asian="normal" style:font-style-complex="normal" style:font-weight-complex="normal"/>
    </style:style>
    <style:style style:name="P71" style:family="paragraph" style:parent-style-name="Standard">
      <style:text-properties fo:language="en" fo:country="US" fo:font-style="normal" fo:font-weight="normal" officeooo:rsid="0015fddc" officeooo:paragraph-rsid="001d8a41" style:font-style-asian="normal" style:font-weight-asian="normal" style:font-style-complex="normal" style:font-weight-complex="normal"/>
    </style:style>
    <style:style style:name="P72" style:family="paragraph" style:parent-style-name="Standard">
      <style:text-properties fo:language="en" fo:country="US" fo:font-style="normal" fo:font-weight="normal" officeooo:rsid="00172745" officeooo:paragraph-rsid="00172745" style:font-style-asian="normal" style:font-weight-asian="normal" style:font-style-complex="normal" style:font-weight-complex="normal"/>
    </style:style>
    <style:style style:name="P73" style:family="paragraph" style:parent-style-name="Standard">
      <style:text-properties fo:language="en" fo:country="US" fo:font-style="normal" fo:font-weight="normal" officeooo:rsid="00172745" officeooo:paragraph-rsid="001d8a41" style:font-style-asian="normal" style:font-weight-asian="normal" style:font-style-complex="normal" style:font-weight-complex="normal"/>
    </style:style>
    <style:style style:name="P74" style:family="paragraph" style:parent-style-name="Standard">
      <style:text-properties fo:language="en" fo:country="US" fo:font-style="normal" fo:font-weight="normal" officeooo:rsid="00193aea" officeooo:paragraph-rsid="00172745" style:font-style-asian="normal" style:font-weight-asian="normal" style:font-style-complex="normal" style:font-weight-complex="normal"/>
    </style:style>
    <style:style style:name="P75" style:family="paragraph" style:parent-style-name="Standard">
      <style:text-properties fo:language="en" fo:country="US" fo:font-style="normal" fo:font-weight="normal" officeooo:rsid="00193aea" officeooo:paragraph-rsid="001d8a41" style:font-style-asian="normal" style:font-weight-asian="normal" style:font-style-complex="normal" style:font-weight-complex="normal"/>
    </style:style>
    <style:style style:name="P76" style:family="paragraph" style:parent-style-name="Standard">
      <style:text-properties fo:language="en" fo:country="US" fo:font-style="normal" fo:font-weight="normal" officeooo:rsid="001bcf15" officeooo:paragraph-rsid="001bcf15" style:font-style-asian="normal" style:font-weight-asian="normal" style:font-style-complex="normal" style:font-weight-complex="normal"/>
    </style:style>
    <style:style style:name="P77" style:family="paragraph" style:parent-style-name="Standard">
      <style:text-properties fo:language="en" fo:country="US" fo:font-style="normal" fo:font-weight="normal" officeooo:rsid="001bcf15" officeooo:paragraph-rsid="001d8a41" style:font-style-asian="normal" style:font-weight-asian="normal" style:font-style-complex="normal" style:font-weight-complex="normal"/>
    </style:style>
    <style:style style:name="P78" style:family="paragraph" style:parent-style-name="Standard">
      <style:text-properties fo:language="en" fo:country="US" fo:font-style="normal" fo:font-weight="normal" officeooo:rsid="001efd38" officeooo:paragraph-rsid="001efd38" style:font-style-asian="normal" style:font-weight-asian="normal" style:font-style-complex="normal" style:font-weight-complex="normal"/>
    </style:style>
    <style:style style:name="P79" style:family="paragraph" style:parent-style-name="Standard">
      <style:text-properties fo:language="en" fo:country="US" fo:font-style="normal" fo:font-weight="normal" officeooo:rsid="0011280c" officeooo:paragraph-rsid="001efd38" style:font-style-asian="normal" style:font-weight-asian="normal" style:font-style-complex="normal" style:font-weight-complex="normal"/>
    </style:style>
    <style:style style:name="P80" style:family="paragraph" style:parent-style-name="Standard">
      <style:text-properties fo:language="en" fo:country="US" fo:font-style="normal" fo:font-weight="normal" officeooo:rsid="0022850c" officeooo:paragraph-rsid="0022850c" style:font-style-asian="normal" style:font-weight-asian="normal" style:font-style-complex="normal" style:font-weight-complex="normal"/>
    </style:style>
    <style:style style:name="P81" style:family="paragraph" style:parent-style-name="Standard">
      <style:text-properties fo:language="en" fo:country="US" fo:font-style="normal" fo:font-weight="normal" officeooo:rsid="0022850c" officeooo:paragraph-rsid="00216013" style:font-style-asian="normal" style:font-weight-asian="normal" style:font-style-complex="normal" style:font-weight-complex="normal"/>
    </style:style>
    <style:style style:name="P82" style:family="paragraph" style:parent-style-name="Standard">
      <style:text-properties fo:language="en" fo:country="US" fo:font-style="normal" fo:font-weight="normal" officeooo:rsid="0022850c" officeooo:paragraph-rsid="0022b7ea" style:font-style-asian="normal" style:font-weight-asian="normal" style:font-style-complex="normal" style:font-weight-complex="normal"/>
    </style:style>
    <style:style style:name="P83" style:family="paragraph" style:parent-style-name="Standard">
      <style:text-properties fo:language="en" fo:country="US" fo:font-style="normal" fo:font-weight="normal" officeooo:rsid="00216013" officeooo:paragraph-rsid="00216013" style:font-style-asian="normal" style:font-weight-asian="normal" style:font-style-complex="normal" style:font-weight-complex="normal"/>
    </style:style>
    <style:style style:name="P84" style:family="paragraph" style:parent-style-name="Standard">
      <style:text-properties fo:language="en" fo:country="US" fo:font-style="normal" fo:font-weight="normal" officeooo:rsid="001bf4cf" officeooo:paragraph-rsid="001bcf15" style:font-style-asian="normal" style:font-weight-asian="normal" style:font-style-complex="normal" style:font-weight-complex="normal"/>
    </style:style>
    <style:style style:name="P85" style:family="paragraph" style:parent-style-name="Standard">
      <style:text-properties fo:language="en" fo:country="US" fo:font-style="normal" fo:font-weight="normal" officeooo:rsid="00245707" officeooo:paragraph-rsid="00245707" style:font-style-asian="normal" style:font-weight-asian="normal" style:font-style-complex="normal" style:font-weight-complex="normal"/>
    </style:style>
    <style:style style:name="P86" style:family="paragraph" style:parent-style-name="Standard">
      <style:text-properties fo:language="en" fo:country="US" fo:font-style="normal" fo:font-weight="normal" officeooo:rsid="00297dbf" officeooo:paragraph-rsid="00297dbf" style:font-style-asian="normal" style:font-weight-asian="normal" style:font-style-complex="normal" style:font-weight-complex="normal"/>
    </style:style>
    <style:style style:name="P87" style:family="paragraph" style:parent-style-name="Standard">
      <style:text-properties fo:language="en" fo:country="US" fo:font-style="normal" fo:font-weight="normal" officeooo:rsid="002a75a5" officeooo:paragraph-rsid="002a75a5" style:font-style-asian="normal" style:font-weight-asian="normal" style:font-style-complex="normal" style:font-weight-complex="normal"/>
    </style:style>
    <style:style style:name="P88" style:family="paragraph" style:parent-style-name="Standard">
      <style:text-properties fo:language="en" fo:country="US" officeooo:paragraph-rsid="0026373d"/>
    </style:style>
    <style:style style:name="P89" style:family="paragraph" style:parent-style-name="Standard">
      <style:text-properties fo:language="en" fo:country="US" officeooo:paragraph-rsid="0011280c"/>
    </style:style>
    <style:style style:name="P90" style:family="paragraph" style:parent-style-name="Standard">
      <style:text-properties fo:language="en" fo:country="US" fo:font-weight="normal" officeooo:rsid="0011280c" officeooo:paragraph-rsid="0011280c" style:font-weight-asian="normal" style:font-weight-complex="normal"/>
    </style:style>
    <style:style style:name="P91" style:family="paragraph" style:parent-style-name="Standard">
      <style:text-properties fo:language="en" fo:country="US" fo:font-weight="normal" officeooo:rsid="0011280c" officeooo:paragraph-rsid="001efd38" style:font-weight-asian="normal" style:font-weight-complex="normal"/>
    </style:style>
    <style:style style:name="P92" style:family="paragraph" style:parent-style-name="Standard">
      <style:text-properties fo:language="en" fo:country="US" fo:font-weight="normal" officeooo:rsid="0011280c" officeooo:paragraph-rsid="001d8a41" style:font-weight-asian="normal" style:font-weight-complex="normal"/>
    </style:style>
    <style:style style:name="P93" style:family="paragraph" style:parent-style-name="Standard">
      <style:text-properties fo:language="en" fo:country="US" fo:font-weight="normal" officeooo:rsid="001325b8" officeooo:paragraph-rsid="001325b8" style:font-weight-asian="normal" style:font-weight-complex="normal"/>
    </style:style>
    <style:style style:name="P94" style:family="paragraph" style:parent-style-name="Standard">
      <style:text-properties fo:language="en" fo:country="US" fo:font-weight="normal" officeooo:rsid="001325b8" officeooo:paragraph-rsid="0014ceed" style:font-weight-asian="normal" style:font-weight-complex="normal"/>
    </style:style>
    <style:style style:name="P95" style:family="paragraph" style:parent-style-name="Standard">
      <style:text-properties fo:language="en" fo:country="US" fo:font-weight="normal" officeooo:rsid="001325b8" officeooo:paragraph-rsid="001d8a41" style:font-weight-asian="normal" style:font-weight-complex="normal"/>
    </style:style>
    <style:style style:name="P96" style:family="paragraph" style:parent-style-name="Standard">
      <style:text-properties fo:language="en" fo:country="US" fo:font-weight="normal" officeooo:rsid="001325b8" officeooo:paragraph-rsid="0022b7ea" style:font-weight-asian="normal" style:font-weight-complex="normal"/>
    </style:style>
    <style:style style:name="P97" style:family="paragraph" style:parent-style-name="Standard">
      <style:text-properties fo:language="en" fo:country="US" fo:font-weight="normal" officeooo:rsid="00172745" officeooo:paragraph-rsid="00172745" style:font-weight-asian="normal" style:font-weight-complex="normal"/>
    </style:style>
    <style:style style:name="P98" style:family="paragraph" style:parent-style-name="Standard">
      <style:text-properties fo:language="en" fo:country="US" fo:font-weight="normal" officeooo:rsid="00172745" officeooo:paragraph-rsid="001d8a41" style:font-weight-asian="normal" style:font-weight-complex="normal"/>
    </style:style>
    <style:style style:name="P99" style:family="paragraph" style:parent-style-name="Standard">
      <style:text-properties fo:language="en" fo:country="US" fo:font-weight="normal" officeooo:rsid="0015fddc" officeooo:paragraph-rsid="00172745" style:font-weight-asian="normal" style:font-weight-complex="normal"/>
    </style:style>
    <style:style style:name="P100" style:family="paragraph" style:parent-style-name="Standard">
      <style:text-properties fo:language="en" fo:country="US" fo:font-weight="normal" officeooo:rsid="001a16f6" officeooo:paragraph-rsid="001a16f6" style:font-weight-asian="normal" style:font-weight-complex="normal"/>
    </style:style>
    <style:style style:name="P101" style:family="paragraph" style:parent-style-name="Standard">
      <style:text-properties fo:language="en" fo:country="US" fo:font-weight="normal" officeooo:rsid="001a16f6" officeooo:paragraph-rsid="001d8a41" style:font-weight-asian="normal" style:font-weight-complex="normal"/>
    </style:style>
    <style:style style:name="P102" style:family="paragraph" style:parent-style-name="Standard">
      <style:text-properties fo:language="en" fo:country="US" fo:font-weight="normal" officeooo:rsid="001b7cb5" officeooo:paragraph-rsid="001b7cb5" style:font-weight-asian="normal" style:font-weight-complex="normal"/>
    </style:style>
    <style:style style:name="P103" style:family="paragraph" style:parent-style-name="Standard">
      <style:text-properties fo:language="en" fo:country="US" fo:font-weight="normal" officeooo:rsid="001b7cb5" officeooo:paragraph-rsid="001d8a41" style:font-weight-asian="normal" style:font-weight-complex="normal"/>
    </style:style>
    <style:style style:name="P104" style:family="paragraph" style:parent-style-name="Standard">
      <style:text-properties fo:language="en" fo:country="US" fo:font-weight="normal" officeooo:rsid="001bcf15" officeooo:paragraph-rsid="001bcf15" style:font-weight-asian="normal" style:font-weight-complex="normal"/>
    </style:style>
    <style:style style:name="P105" style:family="paragraph" style:parent-style-name="Standard">
      <style:text-properties fo:language="en" fo:country="US" fo:font-weight="normal" officeooo:rsid="001bcf15" officeooo:paragraph-rsid="001d8a41" style:font-weight-asian="normal" style:font-weight-complex="normal"/>
    </style:style>
    <style:style style:name="P106" style:family="paragraph" style:parent-style-name="Standard">
      <style:text-properties fo:language="en" fo:country="US" fo:font-weight="normal" officeooo:rsid="0014ceed" officeooo:paragraph-rsid="001d8a41" style:font-weight-asian="normal" style:font-weight-complex="normal"/>
    </style:style>
    <style:style style:name="P107" style:family="paragraph" style:parent-style-name="Standard">
      <style:text-properties fo:language="en" fo:country="US" fo:font-weight="bold" officeooo:rsid="0011280c" officeooo:paragraph-rsid="0011280c" style:font-weight-asian="bold" style:font-weight-complex="bold"/>
    </style:style>
    <style:style style:name="P108" style:family="paragraph" style:parent-style-name="Standard">
      <style:text-properties fo:language="en" fo:country="US" fo:font-weight="bold" officeooo:rsid="00172745" officeooo:paragraph-rsid="00172745" style:font-weight-asian="bold" style:font-weight-complex="bold"/>
    </style:style>
    <style:style style:name="P109" style:family="paragraph" style:parent-style-name="Standard">
      <style:text-properties fo:language="en" fo:country="US" fo:font-weight="bold" officeooo:rsid="00172745" officeooo:paragraph-rsid="001d8a41" style:font-weight-asian="bold" style:font-weight-complex="bold"/>
    </style:style>
    <style:style style:name="P110" style:family="paragraph" style:parent-style-name="Standard">
      <style:text-properties fo:language="en" fo:country="US" fo:font-weight="bold" officeooo:rsid="001325b8" officeooo:paragraph-rsid="001d8a41" style:font-weight-asian="bold" style:font-weight-complex="bold"/>
    </style:style>
    <style:style style:name="P111" style:family="paragraph" style:parent-style-name="Standard">
      <style:text-properties fo:language="en" fo:country="US" officeooo:rsid="001325b8" officeooo:paragraph-rsid="001325b8"/>
    </style:style>
    <style:style style:name="P112" style:family="paragraph" style:parent-style-name="Standard">
      <style:text-properties fo:language="en" fo:country="US" officeooo:rsid="001325b8" officeooo:paragraph-rsid="0022b7ea"/>
    </style:style>
    <style:style style:name="P113" style:family="paragraph" style:parent-style-name="Standard">
      <style:text-properties fo:language="en" fo:country="US" officeooo:rsid="001325b8" officeooo:paragraph-rsid="001d8a41"/>
    </style:style>
    <style:style style:name="P114" style:family="paragraph" style:parent-style-name="Standard">
      <style:text-properties fo:language="en" fo:country="US" officeooo:paragraph-rsid="0014ceed"/>
    </style:style>
    <style:style style:name="P115" style:family="paragraph" style:parent-style-name="Standard">
      <style:text-properties fo:language="en" fo:country="US" officeooo:paragraph-rsid="001b7cb5"/>
    </style:style>
    <style:style style:name="P116" style:family="paragraph" style:parent-style-name="Standard">
      <style:text-properties fo:language="en" fo:country="US" officeooo:paragraph-rsid="001d8a41"/>
    </style:style>
    <style:style style:name="P117" style:family="paragraph" style:parent-style-name="Standard">
      <style:text-properties fo:language="en" fo:country="US" officeooo:paragraph-rsid="001efd38"/>
    </style:style>
    <style:style style:name="P118" style:family="paragraph" style:parent-style-name="Standard">
      <style:text-properties fo:language="en" fo:country="US" officeooo:rsid="0022850c" officeooo:paragraph-rsid="0022850c"/>
    </style:style>
    <style:style style:name="P119" style:family="paragraph" style:parent-style-name="Standard">
      <style:text-properties fo:language="en" fo:country="US" officeooo:paragraph-rsid="00297dbf"/>
    </style:style>
    <style:style style:name="P120" style:family="paragraph" style:parent-style-name="Standard">
      <style:text-properties fo:language="en" fo:country="US" officeooo:paragraph-rsid="0022b7ea"/>
    </style:style>
    <style:style style:name="P121" style:family="paragraph" style:parent-style-name="Standard">
      <style:paragraph-properties fo:break-before="page"/>
      <style:text-properties fo:language="en" fo:country="US" fo:font-style="normal" fo:font-weight="normal" officeooo:rsid="0015fddc" officeooo:paragraph-rsid="0014ceed" style:font-style-asian="normal" style:font-weight-asian="normal" style:font-style-complex="normal" style:font-weight-complex="normal"/>
    </style:style>
    <style:style style:name="P122" style:family="paragraph" style:parent-style-name="Standard">
      <style:paragraph-properties fo:break-before="page"/>
      <style:text-properties fo:language="en" fo:country="US" fo:font-style="normal" fo:font-weight="normal" officeooo:rsid="0015fddc" officeooo:paragraph-rsid="001d8a41" style:font-style-asian="normal" style:font-weight-asian="normal" style:font-style-complex="normal" style:font-weight-complex="normal"/>
    </style:style>
    <style:style style:name="P123" style:family="paragraph" style:parent-style-name="Standard">
      <style:paragraph-properties fo:break-before="page"/>
      <style:text-properties fo:language="en" fo:country="US" fo:font-style="normal" fo:font-weight="normal" officeooo:rsid="0022850c" officeooo:paragraph-rsid="0022850c" style:font-style-asian="normal" style:font-weight-asian="normal" style:font-style-complex="normal" style:font-weight-complex="normal"/>
    </style:style>
    <style:style style:name="P124" style:family="paragraph" style:parent-style-name="Standard">
      <style:paragraph-properties fo:break-before="page"/>
      <style:text-properties fo:language="en" fo:country="US" fo:font-style="normal" officeooo:rsid="000f1c9a" officeooo:paragraph-rsid="001d8a41" style:font-style-asian="normal" style:font-style-complex="normal"/>
    </style:style>
    <style:style style:name="P125" style:family="paragraph" style:parent-style-name="Title">
      <style:text-properties fo:language="en" fo:country="US"/>
    </style:style>
    <style:style style:name="T1" style:family="text">
      <style:text-properties officeooo:rsid="000cb37c"/>
    </style:style>
    <style:style style:name="T2" style:family="text">
      <style:text-properties officeooo:rsid="000e8484"/>
    </style:style>
    <style:style style:name="T3" style:family="text">
      <style:text-properties fo:font-style="italic" style:font-style-asian="italic" style:font-style-complex="italic"/>
    </style:style>
    <style:style style:name="T4" style:family="text">
      <style:text-properties fo:font-style="italic" fo:font-weight="bold" officeooo:rsid="0011280c" style:font-style-asian="italic" style:font-weight-asian="bold" style:font-style-complex="italic" style:font-weight-complex="bold"/>
    </style:style>
    <style:style style:name="T5" style:family="text">
      <style:text-properties officeooo:rsid="000f1c9a"/>
    </style:style>
    <style:style style:name="T6" style:family="text">
      <style:text-properties fo:font-weight="bold" style:font-weight-asian="bold" style:font-weight-complex="bold"/>
    </style:style>
    <style:style style:name="T7" style:family="text">
      <style:text-properties fo:font-weight="bold" officeooo:rsid="0014ceed" style:font-weight-asian="bold" style:font-weight-complex="bold"/>
    </style:style>
    <style:style style:name="T8" style:family="text">
      <style:text-properties fo:font-weight="bold" officeooo:rsid="002a75a5"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11280c" style:font-style-asian="normal" style:font-style-complex="normal"/>
    </style:style>
    <style:style style:name="T11" style:family="text">
      <style:text-properties fo:font-style="normal" officeooo:rsid="001325b8" style:font-style-asian="normal" style:font-style-complex="normal"/>
    </style:style>
    <style:style style:name="T12" style:family="text">
      <style:text-properties fo:font-style="normal" officeooo:rsid="0014ceed" style:font-style-asian="normal" style:font-style-complex="normal"/>
    </style:style>
    <style:style style:name="T13" style:family="text">
      <style:text-properties fo:font-style="normal" officeooo:rsid="0015fddc" style:font-style-asian="normal" style:font-style-complex="normal"/>
    </style:style>
    <style:style style:name="T14" style:family="text">
      <style:text-properties fo:font-style="normal" officeooo:rsid="00172745" style:font-style-asian="normal" style:font-style-complex="normal"/>
    </style:style>
    <style:style style:name="T15" style:family="text">
      <style:text-properties fo:font-style="normal" officeooo:rsid="0018a354" style:font-style-asian="normal" style:font-style-complex="normal"/>
    </style:style>
    <style:style style:name="T16" style:family="text">
      <style:text-properties fo:font-style="normal" officeooo:rsid="00193aea" style:font-style-asian="normal" style:font-style-complex="normal"/>
    </style:style>
    <style:style style:name="T17" style:family="text">
      <style:text-properties fo:font-style="normal" officeooo:rsid="001a16f6" style:font-style-asian="normal" style:font-style-complex="normal"/>
    </style:style>
    <style:style style:name="T18" style:family="text">
      <style:text-properties fo:font-style="normal" officeooo:rsid="001bcf15" style:font-style-asian="normal" style:font-style-complex="normal"/>
    </style:style>
    <style:style style:name="T19" style:family="text">
      <style:text-properties fo:font-style="normal" officeooo:rsid="001bf4cf" style:font-style-asian="normal" style:font-style-complex="normal"/>
    </style:style>
    <style:style style:name="T20" style:family="text">
      <style:text-properties fo:font-style="normal" officeooo:rsid="001d4c58" style:font-style-asian="normal" style:font-style-complex="normal"/>
    </style:style>
    <style:style style:name="T21" style:family="text">
      <style:text-properties fo:font-style="normal" officeooo:rsid="000f1c9a" style:font-style-asian="normal" style:font-style-complex="normal"/>
    </style:style>
    <style:style style:name="T22" style:family="text">
      <style:text-properties fo:font-style="normal" officeooo:rsid="001d8a41" style:font-style-asian="normal" style:font-style-complex="normal"/>
    </style:style>
    <style:style style:name="T23" style:family="text">
      <style:text-properties fo:font-style="normal" officeooo:rsid="00216013" style:font-style-asian="normal" style:font-style-complex="normal"/>
    </style:style>
    <style:style style:name="T24" style:family="text">
      <style:text-properties fo:font-style="normal" officeooo:rsid="0022b7ea" style:font-style-asian="normal" style:font-style-complex="normal"/>
    </style:style>
    <style:style style:name="T25" style:family="text">
      <style:text-properties fo:font-style="normal" officeooo:rsid="0026373d" style:font-style-asian="normal" style:font-style-complex="normal"/>
    </style:style>
    <style:style style:name="T26" style:family="text">
      <style:text-properties fo:font-style="normal" officeooo:rsid="0029116d"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1280c" style:font-style-asian="normal" style:font-weight-asian="bold" style:font-style-complex="normal" style:font-weight-complex="bold"/>
    </style:style>
    <style:style style:name="T29" style:family="text">
      <style:text-properties fo:font-style="normal" fo:font-weight="bold" officeooo:rsid="0014ceed" style:font-style-asian="normal" style:font-weight-asian="bold" style:font-style-complex="normal" style:font-weight-complex="bold"/>
    </style:style>
    <style:style style:name="T30" style:family="text">
      <style:text-properties fo:font-style="normal" fo:font-weight="bold" officeooo:rsid="00172745" style:font-style-asian="normal" style:font-weight-asian="bold" style:font-style-complex="normal" style:font-weight-complex="bold"/>
    </style:style>
    <style:style style:name="T31" style:family="text">
      <style:text-properties fo:font-style="normal" fo:font-weight="bold" officeooo:rsid="0015fddc" style:font-style-asian="normal" style:font-weight-asian="bold" style:font-style-complex="normal" style:font-weight-complex="bold"/>
    </style:style>
    <style:style style:name="T32" style:family="text">
      <style:text-properties fo:font-style="normal" fo:font-weight="bold" officeooo:rsid="001325b8" style:font-style-asian="normal" style:font-weight-asian="bold" style:font-style-complex="normal" style:font-weight-complex="bold"/>
    </style:style>
    <style:style style:name="T33" style:family="text">
      <style:text-properties fo:font-style="normal" fo:font-weight="bold" officeooo:rsid="00193aea" style:font-style-asian="normal" style:font-weight-asian="bold" style:font-style-complex="normal" style:font-weight-complex="bold"/>
    </style:style>
    <style:style style:name="T34" style:family="text">
      <style:text-properties fo:font-style="normal" fo:font-weight="bold" officeooo:rsid="000f1c9a" style:font-style-asian="normal" style:font-weight-asian="bold" style:font-style-complex="normal" style:font-weight-complex="bold"/>
    </style:style>
    <style:style style:name="T35" style:family="text">
      <style:text-properties fo:font-style="normal" fo:font-weight="bold" officeooo:rsid="0022b7ea" style:font-style-asian="normal" style:font-weight-asian="bold" style:font-style-complex="normal" style:font-weight-complex="bold"/>
    </style:style>
    <style:style style:name="T36" style:family="text">
      <style:text-properties fo:font-style="normal" fo:font-weight="bold" officeooo:rsid="0022850c" style:font-style-asian="normal" style:font-weight-asian="bold" style:font-style-complex="normal" style:font-weight-complex="bold"/>
    </style:style>
    <style:style style:name="T37" style:family="text">
      <style:text-properties fo:font-style="normal" fo:font-weight="bold" officeooo:rsid="0029116d" style:font-style-asian="normal" style:font-weight-asian="bold" style:font-style-complex="normal" style:font-weight-complex="bold"/>
    </style:style>
    <style:style style:name="T38" style:family="text">
      <style:text-properties fo:font-style="normal" fo:font-weight="bold" officeooo:rsid="001b7cb5"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1280c" style:font-style-asian="normal" style:font-weight-asian="normal" style:font-style-complex="normal" style:font-weight-complex="normal"/>
    </style:style>
    <style:style style:name="T41" style:family="text">
      <style:text-properties fo:font-style="normal" fo:font-weight="normal" officeooo:rsid="0014ceed" style:font-style-asian="normal" style:font-weight-asian="normal" style:font-style-complex="normal" style:font-weight-complex="normal"/>
    </style:style>
    <style:style style:name="T42" style:family="text">
      <style:text-properties fo:font-style="normal" fo:font-weight="normal" officeooo:rsid="001efd38" style:font-style-asian="normal" style:font-weight-asian="normal" style:font-style-complex="normal" style:font-weight-complex="normal"/>
    </style:style>
    <style:style style:name="T43" style:family="text">
      <style:text-properties fo:font-style="normal" fo:font-weight="normal" officeooo:rsid="0022850c" style:font-style-asian="normal" style:font-weight-asian="normal" style:font-style-complex="normal" style:font-weight-complex="normal"/>
    </style:style>
    <style:style style:name="T44" style:family="text">
      <style:text-properties fo:font-style="normal" fo:font-weight="normal" officeooo:rsid="0022b7ea" style:font-style-asian="normal" style:font-weight-asian="normal" style:font-style-complex="normal" style:font-weight-complex="normal"/>
    </style:style>
    <style:style style:name="T45" style:family="text">
      <style:text-properties fo:font-style="normal" fo:font-weight="normal" officeooo:rsid="0015fddc" style:font-style-asian="normal" style:font-weight-asian="normal" style:font-style-complex="normal" style:font-weight-complex="normal"/>
    </style:style>
    <style:style style:name="T46" style:family="text">
      <style:text-properties fo:font-style="normal" fo:font-weight="normal" officeooo:rsid="00172745" style:font-style-asian="normal" style:font-weight-asian="normal" style:font-style-complex="normal" style:font-weight-complex="normal"/>
    </style:style>
    <style:style style:name="T47" style:family="text">
      <style:text-properties fo:font-style="normal" fo:font-weight="normal" officeooo:rsid="001a16f6" style:font-style-asian="normal" style:font-weight-asian="normal" style:font-style-complex="normal" style:font-weight-complex="normal"/>
    </style:style>
    <style:style style:name="T48" style:family="text">
      <style:text-properties fo:font-style="normal" fo:font-weight="normal" officeooo:rsid="002721f9" style:font-style-asian="normal" style:font-weight-asian="normal" style:font-style-complex="normal" style:font-weight-complex="normal"/>
    </style:style>
    <style:style style:name="T49" style:family="text">
      <style:text-properties fo:font-style="normal" fo:font-weight="normal" officeooo:rsid="001b7cb5" style:font-style-asian="normal" style:font-weight-asian="normal" style:font-style-complex="normal" style:font-weight-complex="normal"/>
    </style:style>
    <style:style style:name="T50" style:family="text">
      <style:text-properties fo:font-style="normal" fo:font-weight="normal" officeooo:rsid="0029116d" style:font-style-asian="normal" style:font-weight-asian="normal" style:font-style-complex="normal" style:font-weight-complex="normal"/>
    </style:style>
    <style:style style:name="T51" style:family="text">
      <style:text-properties officeooo:rsid="0014ceed"/>
    </style:style>
    <style:style style:name="T52" style:family="text">
      <style:text-properties style:text-line-through-style="none" style:text-line-through-type="none" fo:font-style="normal" style:font-style-asian="normal" style:font-style-complex="normal"/>
    </style:style>
    <style:style style:name="T53" style:family="text">
      <style:text-properties style:text-line-through-style="none" style:text-line-through-type="none" fo:font-style="normal" style:text-underline-style="none" style:font-style-asian="normal" style:font-style-complex="normal"/>
    </style:style>
    <style:style style:name="T54" style:family="text">
      <style:text-properties officeooo:rsid="001d8a41"/>
    </style:style>
    <style:style style:name="T55" style:family="text">
      <style:text-properties style:font-name="Liberation Sans" fo:font-size="18.2000007629395pt" fo:font-weight="bold" officeooo:rsid="001d8a41" style:font-name-asian="Noto Sans CJK SC" style:font-size-asian="18.2000007629395pt" style:font-weight-asian="bold" style:font-name-complex="Lohit Devanagari" style:font-size-complex="18.2000007629395pt" style:font-weight-complex="bold"/>
    </style:style>
    <style:style style:name="T56" style:family="text">
      <style:text-properties style:font-name="Liberation Sans" fo:font-size="16.1000003814697pt" fo:font-weight="bold" officeooo:rsid="00216013" style:font-name-asian="Noto Sans CJK SC" style:font-size-asian="16.1000003814697pt" style:font-weight-asian="bold" style:font-name-complex="Lohit Devanagari" style:font-size-complex="16.1000003814697pt" style:font-weight-complex="bold"/>
    </style:style>
    <style:style style:name="T57" style:family="text">
      <style:text-properties officeooo:rsid="001efd38"/>
    </style:style>
    <style:style style:name="T58" style:family="text">
      <style:text-properties officeooo:rsid="002013df"/>
    </style:style>
    <style:style style:name="T59" style:family="text">
      <style:text-properties officeooo:rsid="0022850c"/>
    </style:style>
    <style:style style:name="T60" style:family="text">
      <style:text-properties officeooo:rsid="0022b7ea"/>
    </style:style>
    <style:style style:name="T61" style:family="text">
      <style:text-properties officeooo:rsid="0026373d"/>
    </style:style>
    <style:style style:name="T62" style:family="text">
      <style:text-properties officeooo:rsid="002721f9"/>
    </style:style>
    <style:style style:name="T63" style:family="text">
      <style:text-properties officeooo:rsid="00297dbf"/>
    </style:style>
    <style:style style:name="T64" style:family="text">
      <style:text-properties officeooo:rsid="002a75a5"/>
    </style:style>
    <style:style style:name="T65" style:family="text">
      <style:text-properties fo:language="en" fo:country="US"/>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0b31f3"/>
    </style:style>
    <style:style style:name="T68" style:family="text">
      <style:text-properties fo:language="en" fo:country="US" officeooo:rsid="00302d41"/>
    </style:style>
    <style:style style:name="T69" style:family="text">
      <style:text-properties officeooo:rsid="002dccc3"/>
    </style:style>
    <style:style style:name="T70" style:family="text">
      <style:text-properties officeooo:rsid="00302d4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Ambiq Micro Data Transfer Profile (AMDTP)</text:p>
      <text:p text:style-name="P14"/>
      <text:p text:style-name="P14"/>
      <text:p text:style-name="P14">Based on a document (AMDTP_example_user’s_guide) which was published in 2017 and some of the sample code that are part of the SDK, I have build a version that can run on the Sparkfun V2.x.x. library. The mentioned document is also added in the extras folder.</text:p>
      <text:p text:style-name="P14"/>
      <text:p text:style-name="P15">In this document I want to describe on high level the routines <text:span text:style-name="T2">using the example MBED-BLE_example16_gattserv_AMDTP_BME280. I will not describe the BME280 calls, but focus on AMDTP.</text:span></text:p>
      <text:p text:style-name="P15"/>
      <text:p text:style-name="P17">Regards</text:p>
      <text:p text:style-name="P17"/>
      <text:p text:style-name="P17">Paul van Haastrecht</text:p>
      <text:p text:style-name="P15"/>
      <text:p text:style-name="P15"/>
      <text:p text:style-name="P18"><text:span text:style-name="T6">note</text:span><text:span text:style-name="T8">1</text:span><text:span text:style-name="T6">:</text:span> </text:p>
      <text:p text:style-name="P18"/>
      <text:p text:style-name="P18">Peripheral and server indicate the same : the sketch that is providing the data. I will only use the name server in this document.</text:p>
      <text:p text:style-name="P18"/>
      <text:p text:style-name="P18"><text:span text:style-name="T61">C</text:span><text:span text:style-name="T54">entral</text:span> and <text:span text:style-name="T54">client</text:span> indicate the same : the sketch that is <text:span text:style-name="T54">obtaining</text:span> / <text:span text:style-name="T54">reading </text:span>the data. I will only use the name <text:span text:style-name="T54">client i</text:span>n <text:span text:style-name="T54">this document</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485_4029507310" text:style-name="Index_20_Link" text:visited-style-name="Index_20_Link"><text:span text:style-name="T65">Folder structure<text:tab/>2</text:span></text:a></text:p>
          <text:p text:style-name="P1"><text:a xlink:type="simple" xlink:href="#__RefHeading___Toc1487_4029507310" text:style-name="Index_20_Link" text:visited-style-name="Index_20_Link"><text:span text:style-name="T65">AMDTP peripheral / server<text:tab/>3</text:span></text:a></text:p>
          <text:p text:style-name="P2"><text:a xlink:type="simple" xlink:href="#__RefHeading___Toc1489_4029507310" text:style-name="Index_20_Link" text:visited-style-name="Index_20_Link"><text:span text:style-name="T65">sketch<text:tab/>3</text:span></text:a></text:p>
          <text:p text:style-name="P2"><text:a xlink:type="simple" xlink:href="#__RefHeading___Toc1506_4029507310" text:style-name="Index_20_Link" text:visited-style-name="Index_20_Link"><text:span text:style-name="T65">gatt_server_amdtp.h<text:tab/>4</text:span></text:a></text:p>
          <text:p text:style-name="P2"><text:a xlink:type="simple" xlink:href="#__RefHeading___Toc1493_4029507310" text:style-name="Index_20_Link" text:visited-style-name="Index_20_Link"><text:span text:style-name="T65">amdtps_protocol<text:tab/>5</text:span></text:a></text:p>
          <text:p text:style-name="P1"><text:a xlink:type="simple" xlink:href="#__RefHeading___Toc1495_4029507310" text:style-name="Index_20_Link" text:visited-style-name="Index_20_Link"><text:span text:style-name="T65">AMDTP central / client<text:tab/>7</text:span></text:a></text:p>
          <text:p text:style-name="P2"><text:a xlink:type="simple" xlink:href="#__RefHeading___Toc1497_4029507310" text:style-name="Index_20_Link" text:visited-style-name="Index_20_Link"><text:span text:style-name="T65">sketch<text:tab/>7</text:span></text:a></text:p>
          <text:p text:style-name="P2"><text:a xlink:type="simple" xlink:href="#__RefHeading___Toc1508_4029507310" text:style-name="Index_20_Link" text:visited-style-name="Index_20_Link"><text:span text:style-name="T65">gatt_client_process.h<text:tab/>8</text:span></text:a></text:p>
          <text:p text:style-name="P2"><text:a xlink:type="simple" xlink:href="#__RefHeading___Toc1510_4029507310" text:style-name="Index_20_Link" text:visited-style-name="Index_20_Link"><text:span text:style-name="T65">gatt_client_amdtp.h<text:tab/>9</text:span></text:a></text:p>
          <text:p text:style-name="P2"><text:a xlink:type="simple" xlink:href="#__RefHeading___Toc1501_4029507310" text:style-name="Index_20_Link" text:visited-style-name="Index_20_Link"><text:span text:style-name="T65">amdtpc_protocol<text:tab/>10</text:span></text:a></text:p>
          <text:p text:style-name="P1"><text:a xlink:type="simple" xlink:href="#__RefHeading___Toc1512_4029507310" text:style-name="Index_20_Link" text:visited-style-name="Index_20_Link"><text:span text:style-name="T66">Debug</text:span></text:a><text:a xlink:type="simple" xlink:href="#__RefHeading___Toc1512_4029507310" text:style-name="Index_20_Link" text:visited-style-name="Index_20_Link"><text:span text:style-name="T65"><text:tab/>12</text:span></text:a></text:p>
        </text:index-body>
      </text:table-of-content>
      <text:p text:style-name="P14"/>
      <text:p text:style-name="P14"/>
      <text:h text:style-name="P5" text:outline-level="1"><text:bookmark-start text:name="__RefHeading___Toc1485_4029507310"/>Folder structure<text:bookmark-end text:name="__RefHeading___Toc1485_4029507310"/></text:h>
      <text:p text:style-name="P14"/>
      <text:p text:style-name="P12"><text:span text:style-name="T67">In the main folder <text:s/>‘MBED-BLE’ </text:span><text:span text:style-name="T68">are</text:span><text:span text:style-name="T67"> the following files and directories</text:span></text:p>
      <text:p text:style-name="P14"/>
      <text:p text:style-name="P14">MBED-BLE – files :</text:p>
      <text:p text:style-name="P14">AUTHORS <text:s text:c="10"/>: who wrote / contributed to this</text:p>
      <text:p text:style-name="P14">keywords.txt <text:tab/> <text:s text:c="5"/>: contain different routines, variables and constants that can be used</text:p>
      <text:p text:style-name="P14">library.properties <text:s/>: information about the library and versions</text:p>
      <text:p text:style-name="P14">README.md <text:s text:c="6"/>: infor<text:span text:style-name="T61">m</text:span>ation to display on github page</text:p>
      <text:p text:style-name="P14">SetDebugBLE.txt : how to enable different debug messages in M<text:span text:style-name="T69">BED</text:span></text:p>
      <text:p text:style-name="P14"/>
      <text:p text:style-name="P14">MBED-BLE/src-folder:</text:p>
      <text:p text:style-name="P14">amdtpc.h <text:tab/> <text:s text:c="5"/>: header file to include for central / client sketch</text:p>
      <text:p text:style-name="P14">amdtps.h <text:tab/> <text:s text:c="5"/>: header file to include for peripheral / server sketch</text:p>
      <text:p text:style-name="P14">ble_debug.h <text:tab/> <text:s text:c="5"/>: contains calls to display Mbed debug messages <text:span text:style-name="T1">(auto included</text:span> </text:p>
      <text:p text:style-name="P14">mbed_ble.h <text:tab/> <text:s text:c="5"/>: <text:span text:style-name="T1">includes to compile correctly (auto included)</text:span></text:p>
      <text:p text:style-name="P19">pretty_printer.h <text:s text:c="4"/>: different routines to support display (auto included)</text:p>
      <text:p text:style-name="P14"/>
      <text:p text:style-name="P16">MBED-BLE/src/<text:span text:style-name="T1">amdtp</text:span>-folder:</text:p>
      <text:p text:style-name="P16">amdtp_common.h : <text:span text:style-name="T1">common definition for AMDTP</text:span></text:p>
      <text:p text:style-name="P19">crc32.c <text:s/>/ crc32.h <text:s/>: to calculation CRC</text:p>
      <text:p text:style-name="P14"/>
      <text:p text:style-name="P16">MBED-BLE/src/<text:span text:style-name="T1">amdtp/amdtps</text:span>-folder:</text:p>
      <text:p text:style-name="P19">amdtpServ.h <text:tab/><text:tab/><text:tab/><text:tab/> <text:s text:c="6"/><text:tab/> <text:s/>: here the AMDTP service is defined</text:p>
      <text:p text:style-name="P19">amdtps_protocol.cpp / amdtps_protocol.h<text:tab/> <text:s/>: handle the AMDTP for server</text:p>
      <text:p text:style-name="P21">gatt_server_amdtp.<text:span text:style-name="T1">cpp / gatt_server_amdtp.h : gatt server</text:span></text:p>
      <text:p text:style-name="P21"/>
      <text:p text:style-name="P16">MBED-BLE/src/<text:span text:style-name="T1">amdtp/amdtpc</text:span>-folder:</text:p>
      <text:p text:style-name="P16">amdtpc_protocol.<text:span text:style-name="T1">cpp /amdtpc_protocol.h <text:tab/> : handle the AMDTP for client</text:span></text:p>
      <text:p text:style-name="P16">gatt_client_amdtp.<text:span text:style-name="T1">h <text:tab/><text:tab/><text:tab/><text:tab/> : connect to client /central sketch</text:span></text:p>
      <text:h text:style-name="P5" text:outline-level="1"><text:bookmark-start text:name="__RefHeading___Toc1487_4029507310"/>AMDTP peripheral / server<text:bookmark-end text:name="__RefHeading___Toc1487_4029507310"/></text:h>
      <text:h text:style-name="P7" text:outline-level="2"><text:bookmark-start text:name="__RefHeading___Toc1489_4029507310"/>sketch<text:bookmark-end text:name="__RefHeading___Toc1489_4029507310"/></text:h>
      <text:p text:style-name="P22">The sketch is working <text:span text:style-name="T61">3</text:span> ways : receive a command from the client, regular send BME280 data and act on a local enter command. The commands are the same between client and server, based on a similar menu selection. The command are defined as:</text:p>
      <text:p text:style-name="P24"><text:tab/>enum key_input{</text:p>
      <text:p text:style-name="P24"><text:tab/> <text:s/>REQUEST_METERS = 1,</text:p>
      <text:p text:style-name="P24"><text:tab/> <text:s/>REQUEST_FEET,</text:p>
      <text:p text:style-name="P24"><text:tab/> <text:s/>REQUEST_CELSIUS,</text:p>
      <text:p text:style-name="P24"><text:tab/> <text:s/>REQUEST_FRHEIT,</text:p>
      <text:p text:style-name="P24"><text:tab/> <text:s/>REQUEST_STOP,</text:p>
      <text:p text:style-name="P24"><text:tab/> <text:s/>REQUEST_START,<text:tab/></text:p>
      <text:p text:style-name="P24"><text:tab/> <text:s/>REQUEST_NOW,</text:p>
      <text:p text:style-name="P24"><text:tab/> <text:s/>REQUEST_SHOW</text:p>
      <text:p text:style-name="P24"><text:tab/>};</text:p>
      <text:p text:style-name="P22"><text:s/></text:p>
      <text:p text:style-name="P22">The Cordio event_queue handler is used and this is defined with </text:p>
      <text:p text:style-name="P22"/>
      <text:p text:style-name="P25">static events::EventQueue event_queue(/* event count */ 16 * EVENTS_EVENT_SIZE);</text:p>
      <text:p text:style-name="P22"/>
      <text:p text:style-name="P22">The connection the MBED BLE is made with a constructor :</text:p>
      <text:p text:style-name="P22"/>
      <text:p text:style-name="P27"><text:tab/>BLE&amp; ble_instance = ble_instance.Instance();</text:p>
      <text:p text:style-name="P25"/>
      <text:p text:style-name="P34"><text:span text:style-name="T2">The connection the library (</text:span><text:span text:style-name="T1">amdtpServ.h</text:span><text:span text:style-name="T2">) is made with a constructor :</text:span></text:p>
      <text:p text:style-name="P34"/>
      <text:p text:style-name="P22"><text:tab/><text:span text:style-name="T3">GattServAMDTP BmeSvc(ble_instance, event_queue);</text:span></text:p>
      <text:p text:style-name="P22"/>
      <text:p text:style-name="P35">In setup() the name of the device is with :</text:p>
      <text:p text:style-name="P35"/>
      <text:p text:style-name="P35"><text:s text:c="2"/><text:tab/><text:span text:style-name="T3">BmeSvc.set_device_name(_device);</text:span></text:p>
      <text:p text:style-name="P22"/>
      <text:p text:style-name="P35">Every time there is an even it will be processed by the event handler. This is initialized in setup(): </text:p>
      <text:p text:style-name="P35"/>
      <text:p text:style-name="P35"><text:tab/><text:span text:style-name="T3">ble_instance.onEventsToProcess(schedule_ble_events);</text:span></text:p>
      <text:p text:style-name="P19"/>
      <text:p text:style-name="P35">Once the event_queue is started it will not return and thus normal setup(), loop() sketch loop structure is not working. Instead a routine ( <text:span text:style-name="T1">Check_loop</text:span>()) is called every so 450 ms. </text:p>
      <text:p text:style-name="P35"/>
      <text:p text:style-name="P35"><text:tab/><text:span text:style-name="T3">static const std::chrono::milliseconds CHECK_RATE_MS = 450ms;</text:span></text:p>
      <text:p text:style-name="P30"><text:tab/>event_queue.call_every(CHECK_RATE_MS, &amp;Check_loop);</text:p>
      <text:p text:style-name="P19"/>
      <text:p text:style-name="P35">To initialize the service and start the event_queue a final call is made :</text:p>
      <text:p text:style-name="P35"><text:tab/><text:span text:style-name="T3">BmeSvc.start();</text:span></text:p>
      <text:p text:style-name="P38"><text:span text:style-name="T6"/></text:p>
      <text:p text:style-name="P38"><text:span text:style-name="T6">Check_loop() </text:span>will check for local keyboard input, if any command was received from the client and perform sending regular updates.</text:p>
      <text:p text:style-name="P38"><text:soft-page-break/></text:p>
      <text:p text:style-name="P88"><text:span text:style-name="T34">StoreDataReceived() </text:span><text:span text:style-name="T21">is hard-coded called whenever new data from the client has been received. The best is to hand it off (copy) instead of handling the command directly. </text:span><text:span text:style-name="T10">Handling is called from within Check_loop()</text:span></text:p>
      <text:h text:style-name="P7" text:outline-level="2"><text:bookmark-start text:name="__RefHeading___Toc1506_4029507310"/>gatt_server_amdtp.h<text:bookmark-end text:name="__RefHeading___Toc1506_4029507310"/></text:h>
      <text:p text:style-name="P41">When creating the constructor it will store the different supplied values in the library and create a constructor the AMDTP. The sketch is not dealing with the AMDTP code directly, all is handling through GattServAMDTP.</text:p>
      <text:p text:style-name="P41"/>
      <text:p text:style-name="P48">Start()</text:p>
      <text:p text:style-name="P89"><text:span text:style-name="T10">Here the BLE stack of MBED will be set to initialize, </text:span><text:span text:style-name="T28">_ble.init()</text:span><text:span text:style-name="T10">, and once completed it will return to </text:span><text:span text:style-name="T28">on_init_complete().</text:span><text:span text:style-name="T10"> The AMDTPS protocol is initialize with </text:span><text:span text:style-name="T28">_tp.amdtps_init() </text:span><text:span text:style-name="T10">and a call back to the protocol is set back to </text:span><text:span text:style-name="T28">Data_From_AMDTP </text:span><text:span text:style-name="T40"><text:s/>when received data has been processed</text:span><text:span text:style-name="T28">.</text:span></text:p>
      <text:p text:style-name="P90"><text:span text:style-name="T9">Now the event_queue is started (</text:span><text:span text:style-name="T27">_event_queue.dispatch_forever()</text:span><text:span text:style-name="T9">;) and the BLE_init is handled.</text:span></text:p>
      <text:p text:style-name="P41"/>
      <text:p text:style-name="P107"><text:span text:style-name="T9">on_init_complete</text:span><text:span text:style-name="T11">()</text:span></text:p>
      <text:p text:style-name="P111"><text:span text:style-name="T9">Called when the MBED BLE-stack is initialized. If that is successful it will set <text:s/>this class as the pointer for each virtual event calls ( onxxxxx). The </text:span><text:span text:style-name="T27">onDataWritten</text:span><text:span text:style-name="T9"> call back is set in case the notify handler is written. As a final step it will start advertising</text:span></text:p>
      <text:p text:style-name="P44"/>
      <text:p text:style-name="P51">onDataWritten()</text:p>
      <text:p text:style-name="P44">Any data-packet that is received will be passed on the AMDTP protocol AmdtpReceivePkt()</text:p>
      <text:p text:style-name="P44"/>
      <text:p text:style-name="P111"><text:span text:style-name="T28">Data_From_AMDTP</text:span><text:span text:style-name="T27">()</text:span></text:p>
      <text:p text:style-name="P64">This callback was set during Start() and any complete received / processed data-packet coming from the protocol handling is passed back to the sketch <text:span text:style-name="T6">StoreDataReceived()</text:span></text:p>
      <text:p text:style-name="P64"/>
      <text:p text:style-name="P51">SendToCentral()</text:p>
      <text:p text:style-name="P93"><text:span text:style-name="T9">This routine will pass the request to sent data to the protocol handling with </text:span><text:span text:style-name="T27">AmdtpSendData</text:span><text:span text:style-name="T9">(). When the processed data-packet is less than the default MTU size ( 23 – 3 = 20 bytes) it can <text:s/>be send within on AMDTP packet and complet</text:span><text:span text:style-name="T12">e in one transaction</text:span><text:span text:style-name="T9">. </text:span><text:span text:style-name="T12">The maximum raw data packet is then <text:s/>12 bytes ( 8 byte </text:span><text:span text:style-name="T25">AMDTP </text:span><text:span text:style-name="T12">overhead on packet). If it needs to send multiple packages a time-</text:span><text:span text:style-name="T25">out</text:span><text:span text:style-name="T12"> is set to prevent a deadlock. Next to that the sketch can call </text:span><text:span text:style-name="T29">IsSendingComplete()</text:span><text:span text:style-name="T12"> to detect whether the AMDTP transaction has been completed.</text:span></text:p>
      <text:p text:style-name="P67"/>
      <text:h text:style-name="P10" text:outline-level="2"><text:bookmark-start text:name="__RefHeading___Toc1493_4029507310"/>amdtps_protocol<text:bookmark-end text:name="__RefHeading___Toc1493_4029507310"/></text:h>
      <text:p text:style-name="P67"/>
      <text:p text:style-name="P68">As the constructor is created (called from <text:span text:style-name="T6">gatt_server_amdtp</text:span>) it will create a constructor with the AMDTP service definition in amdtpServ.h</text:p>
      <text:p text:style-name="P68"/>
      <text:p text:style-name="P54">amdtps_init() </text:p>
      <text:p text:style-name="P94"><text:span text:style-name="T12">This is called from </text:span><text:span text:style-name="T29">start in gatt_server_amdtp</text:span><text:span text:style-name="T12">. It will set different pointers and buffers to the start position.</text:span></text:p>
      <text:p text:style-name="P54"/>
      <text:p text:style-name="P54">AmdtpReceivePkt()</text:p>
      <text:p text:style-name="P94"><text:span text:style-name="T12">This is called from </text:span><text:span text:style-name="T27">onDataWritten</text:span><text:span text:style-name="T12"> in gatt_server_amdtp. When the first AMDTP packet is received it will contain a length field (16 bits) and header (16 bits). The length field is the sum of all the data that should arrive + 4 byte CRC. The packet can either be a real data packet for the sketch program or internal ACK or control package. These will be stored in different buffers.</text:span></text:p>
      <text:p text:style-name="P114"><text:span text:style-name="T41">As it receives the length and header data is stored. </text:span><text:span text:style-name="T45">The rest of the received data is stored in the selected buffer. </text:span><text:span text:style-name="T48">With</text:span><text:span text:style-name="T45"> the next AMDTP packet all the received data is added into the buffer, until the complete length has been received. The last 4 bytes in the receive buffer are the CRC-32 bytes. A CRC-32 calculation is performed over the buffer in the receive buffer (minus the last 4 bytes). If that calculated CRC matches the received CRC-bytes the packet has been received successful. An ACK will be send to the sender to indicate successful. completion. Now the received data is passed on to AmdtpPacketHandler()</text:span></text:p>
      <text:p text:style-name="P70"/>
      <text:p text:style-name="P70">******************************************************************************</text:p>
      <text:p text:style-name="P97"><text:span text:style-name="T13">N</text:span><text:span text:style-name="T9">OTE 2: </text:span><text:span text:style-name="T31">I</text:span><text:span text:style-name="T27">f the complete data has not been completed an extra step had to be added.</text:span></text:p>
      <text:p text:style-name="P72">The sending from server/peripheral is happening on a notify characteristic. We can send very quickly on that, but the client/central side it needs to be able to keep up with that speed with enough buffers. That is often NOT the case if you send 26 packet ( 512 / 20) very fast and package are dropped on the receiving side.</text:p>
      <text:p text:style-name="P72"/>
      <text:p text:style-name="P72">Hence I have implemented that after each <text:span text:style-name="T62">chunk / </text:span>packet has been sent, the sending side (either client/central or server/peripheral) will wait for the other side to confirm it has received this packet. Only after that it will send the next chunk / packet. This is indicated in the header with setting t<text:span text:style-name="T62">h</text:span>e ACK-bit <text:s/><text:span text:style-name="T62">by the sender </text:span>and only needed for sketch data-packages. Not for internal ACK or Control.</text:p>
      <text:p text:style-name="P72"><text:s/></text:p>
      <text:p text:style-name="P72">The result is that all the packets are received, BUT each packet will take a turn-around time of 375ms. Measured between Artemis Edge and Artemis ATP board. Thus sending 512 bytes will take 10s on an a default MTU size. </text:p>
      <text:p text:style-name="P72"/>
      <text:p text:style-name="P72">When connecting to BLEAK (on Ubuntu) the 512 bytes takes 3 seconds. MUCH faster, but still</text:p>
      <text:p text:style-name="P72">3000 / 512 = 6ms per byte = 1000 / 6 = 160 bytes per second.</text:p>
      <text:p text:style-name="P72"><text:s/></text:p>
      <text:p text:style-name="P72">Not fast... but for many sensor this speed will be acceptable as most produce only a small amount of bytes.</text:p>
      <text:p text:style-name="P72"/>
      <text:p text:style-name="P70">*******************************************************************************</text:p>
      <text:p text:style-name="P70"/>
      <text:p text:style-name="P121"/>
      <text:p text:style-name="P56">AmdtpPacketHandler()</text:p>
      <text:p text:style-name="P99"><text:span text:style-name="T26">Once the complete package has been received, recombined and checked it will pass it on. Here i</text:span><text:span text:style-name="T9">t will check whether the package is data for the sketch and if so it will call the stored call back function </text:span><text:span text:style-name="T14">(</text:span><text:span text:style-name="T28">Data_From_AMDTP </text:span><text:span text:style-name="T30">) </text:span><text:span text:style-name="T14">as set in </text:span><text:span text:style-name="T29">start in gatt_server_amdtp.</text:span></text:p>
      <text:p text:style-name="P97"><text:span text:style-name="T12">T</text:span><text:span text:style-name="T9">he package also be an ACK in reaction on previous sent data. The status is checked to see whether it was successful. or failed.</text:span></text:p>
      <text:p text:style-name="P72"/>
      <text:p text:style-name="P97"><text:span text:style-name="T9">The package can also be a CONTROL package. One of the control request AMDTP_CONTROL_SEND_READY, meaning start sending the next AMDTP package. </text:span><text:span text:style-name="T15">(see not</text:span><text:span text:style-name="T16">e 2)</text:span></text:p>
      <text:p text:style-name="P74"/>
      <text:p text:style-name="P97"><text:span text:style-name="T33">AmdtpSendData</text:span><text:span text:style-name="T17">()</text:span></text:p>
      <text:p text:style-name="P100"><text:span text:style-name="T9">Is called from </text:span><text:span text:style-name="T32">SendToCentral</text:span><text:span text:style-name="T37">()</text:span><text:span text:style-name="T32"> <text:s/></text:span><text:span text:style-name="T29">in gatt_server_amdtp. </text:span><text:span text:style-name="T12"><text:s/></text:span><text:span text:style-name="T9">It will call </text:span><text:span text:style-name="T27">AmdtpsSendPacket() </text:span><text:span text:style-name="T9">with the type of packet to send.</text:span></text:p>
      <text:p text:style-name="P100"><text:span text:style-name="T9">In </text:span><text:span text:style-name="T27">AmdtpsSendPacket</text:span><text:span text:style-name="T9">() it will perform some checks and it will then call </text:span><text:span text:style-name="T27">AmdtpBuildPkt</text:span><text:span text:style-name="T9">() to create the AMDTP packet to be send. As a last point it will call </text:span><text:span text:style-name="T27">AmdtpSendPacketHandler</text:span><text:span text:style-name="T9">(0 to perform sending the packet in chunks</text:span></text:p>
      <text:p text:style-name="P72"/>
      <text:p text:style-name="P58">AmdtpBuildPkt()</text:p>
      <text:p text:style-name="P102"><text:span text:style-name="T9">Here the AMDTP </text:span><text:span text:style-name="T26">package</text:span><text:span text:style-name="T9"> is build. It will add the length and the header. If the length (including overhead bytes) is longer than the MTUsize – 3 </text:span><text:span text:style-name="T52">(most of the time 23 – 3 = 20 bytes), it will set the ACKbit in the header to indicate that after each packet an confirmation is required. <text:s/>It copies the data to send and the CRC-32 to the packet</text:span></text:p>
      <text:p text:style-name="P72"/>
      <text:p text:style-name="P60">AmdtpSendPacketHandler()</text:p>
      <text:p text:style-name="P115"><text:span text:style-name="T49">This routine can be called multiple times. The first time it will initialize and then send the first packet. If sending the complete package takes multiple chunk of </text:span><text:span text:style-name="T50">MTU-size – 3</text:span><text:span text:style-name="T49"> bytes, it will wait until is called again from </text:span><text:span text:style-name="T31">AmdtpPacketHandler</text:span><text:span text:style-name="T38">()</text:span><text:span text:style-name="T49"> <text:s/>as the control package was received from the other side indicating the previous chunk had arrived. If the complete package has been send, it will indicate that it is done and now waiting on an ACK from the receiver that the CRC-32 <text:s/>was correct. </text:span></text:p>
      <text:p text:style-name="P72"/>
      <text:p text:style-name="P108"><text:span text:style-name="T9">AmdtpSendComplete</text:span><text:span text:style-name="T18">()</text:span></text:p>
      <text:p text:style-name="P104"><text:span text:style-name="T9">This is called from </text:span><text:span text:style-name="T29">IsSendingComplete</text:span><text:span text:style-name="T27">()</text:span><text:span text:style-name="T9"> it will check with the flag is set or cleared that the complete package </text:span><text:span text:style-name="T20">in chunks</text:span><text:span text:style-name="T9"> was send.</text:span></text:p>
      <text:p text:style-name="P76"/>
      <text:p text:style-name="P76"/>
      <text:h text:style-name="P6" text:outline-level="1"><text:bookmark-start text:name="__RefHeading___Toc1495_4029507310"/>AMDTP <text:span text:style-name="T55">central</text:span> / <text:span text:style-name="T54">client</text:span><text:bookmark-end text:name="__RefHeading___Toc1495_4029507310"/></text:h>
      <text:h text:style-name="P8" text:outline-level="2"><text:bookmark-start text:name="__RefHeading___Toc1497_4029507310"/>sketch<text:bookmark-end text:name="__RefHeading___Toc1497_4029507310"/></text:h>
      <text:p text:style-name="P23"/>
      <text:p text:style-name="P116"><text:span text:style-name="T2">The sketch is working 2 ways : </text:span><text:span text:style-name="T54">Send</text:span><text:span text:style-name="T2"> a command </text:span><text:span text:style-name="T54">to the server</text:span><text:span text:style-name="T2">, regular send BME280 data . The commands are the same between client and server, based on a similar menu selection. The command are defined as:</text:span></text:p>
      <text:p text:style-name="P29"><text:tab/>enum key_input{</text:p>
      <text:p text:style-name="P29"><text:tab/> <text:s/>REQUEST_METERS = 1,</text:p>
      <text:p text:style-name="P29"><text:tab/> <text:s/>REQUEST_FEET,</text:p>
      <text:p text:style-name="P29"><text:tab/> <text:s/>REQUEST_CELSIUS,</text:p>
      <text:p text:style-name="P29"><text:tab/> <text:s/>REQUEST_FRHEIT,</text:p>
      <text:p text:style-name="P29"><text:tab/> <text:s/>REQUEST_STOP,</text:p>
      <text:p text:style-name="P29"><text:tab/> <text:s/>REQUEST_START,<text:tab/></text:p>
      <text:p text:style-name="P29"><text:tab/> <text:s/>REQUEST_NOW,</text:p>
      <text:p text:style-name="P29"><text:tab/> <text:s/>REQUEST_SHOW</text:p>
      <text:p text:style-name="P29"><text:tab/>};</text:p>
      <text:p text:style-name="P23"><text:s/></text:p>
      <text:p text:style-name="P23">The Cordio event_queue handler is used and this is defined with </text:p>
      <text:p text:style-name="P23"/>
      <text:p text:style-name="P26">static events::EventQueue event_queue(/* event count */ 16 * EVENTS_EVENT_SIZE);</text:p>
      <text:p text:style-name="P23"/>
      <text:p text:style-name="P23">The connection the MBED BLE is made with a constructor :</text:p>
      <text:p text:style-name="P23"/>
      <text:p text:style-name="P28"><text:tab/>BLE&amp; ble_instance = ble_instance.Instance();</text:p>
      <text:p text:style-name="P26"/>
      <text:p text:style-name="P116"><text:span text:style-name="T2">The connection the library (</text:span><text:span text:style-name="T1">amdtpServ.h</text:span><text:span text:style-name="T2">) is made with a constructor :</text:span></text:p>
      <text:p text:style-name="P116"/>
      <text:p text:style-name="P23"><text:tab/><text:span text:style-name="T3">GattClientProcess ble_process(event_queue, ble_instance);</text:span></text:p>
      <text:p text:style-name="P23"/>
      <text:p text:style-name="P116"><text:span text:style-name="T5">In setup() the name of the device </text:span><text:span text:style-name="T54">to look for</text:span><text:span text:style-name="T5"> :</text:span></text:p>
      <text:p text:style-name="P36"/>
      <text:p text:style-name="P36"><text:s text:c="2"/><text:tab/><text:span text:style-name="T3">ble_process.set_peer_device_name(peer_device); </text:span></text:p>
      <text:p text:style-name="P20"/>
      <text:p text:style-name="P36">Once the event_queue is started it will not return and thus normal setup(), loop() sketch loop structure is not working. Instead a routine ( <text:span text:style-name="T1">Check_loop</text:span>()) is called every so 450 ms. </text:p>
      <text:p text:style-name="P36"/>
      <text:p text:style-name="P36"><text:tab/><text:span text:style-name="T3">static const std::chrono::milliseconds CHECK_RATE_MS = 450ms;</text:span></text:p>
      <text:p text:style-name="P31"><text:tab/>event_queue.call_every(CHECK_RATE_MS, &amp;Check_loop);</text:p>
      <text:p text:style-name="P20"/>
      <text:p text:style-name="P36">To initialize the service and start the event_queue a final call is made :</text:p>
      <text:p text:style-name="P36"><text:tab/><text:span text:style-name="T3">BmeSvc.start();</text:span></text:p>
      <text:p text:style-name="P32"/>
      <text:p text:style-name="P124"><text:span text:style-name="T6">Check_loop() </text:span>will check for ConnectionComplete<text:span text:style-name="T54">(). This means the AMDTP discovery has been completed. It will display the command menu and check for any keyboard input</text:span>.</text:p>
      <text:p text:style-name="P39"/>
      <text:p text:style-name="P116"><text:span text:style-name="T34">StoreDataReceived() </text:span><text:span text:style-name="T21">is hard-coded called whenever new data from the client has been received. </text:span><text:span text:style-name="T22">The new data can be an echo of a command send earlier or BM280 data to display.</text:span></text:p>
      <text:p text:style-name="P39"/>
      <text:h text:style-name="P9" text:outline-level="2"><text:bookmark-start text:name="__RefHeading___Toc1508_4029507310"/>gatt_client_process.h<text:bookmark-end text:name="__RefHeading___Toc1508_4029507310"/></text:h>
      <text:p text:style-name="P13">This file is located with the sketch and will connect with the library it will perform the following functions about connecting with the remote server :</text:p>
      <text:p text:style-name="P46"/>
      <text:p text:style-name="P46"><text:s/>Initialize the MBED BLE stack</text:p>
      <text:p text:style-name="P46"><text:s/>Set peripheral devicename to look for</text:p>
      <text:p text:style-name="P46"><text:s/>Call a function after ble.init or connection has completed</text:p>
      <text:p text:style-name="P46"><text:s/>Select a scanned device based on the device name</text:p>
      <text:p text:style-name="P46"><text:s/>Start connection to the selected device</text:p>
      <text:p text:style-name="P46"><text:s/>Restart scan after disconnect</text:p>
      <text:p text:style-name="P39"/>
      <text:p text:style-name="P49">Start()</text:p>
      <text:p text:style-name="P117"><text:span text:style-name="T10">Here the BLE stack of MBED will be set to initialize, </text:span><text:span text:style-name="T28">_ble.init()</text:span><text:span text:style-name="T10">, and once completed it will return to on_init_complete(). </text:span></text:p>
      <text:p text:style-name="P42"/>
      <text:p text:style-name="P37">Every time there is an even<text:span text:style-name="T63">t</text:span> it will be processed by the event handler. This is initialized in setup(): </text:p>
      <text:p text:style-name="P37"/>
      <text:p text:style-name="P40"><text:span text:style-name="T28"><text:tab/></text:span><text:span text:style-name="T4">ble_instance.onEventsToProcess(schedule_ble_events);</text:span></text:p>
      <text:p text:style-name="P49"/>
      <text:p text:style-name="P78">A number of callback routines are initialized between the library gatt_client_amdtp.h and this file.</text:p>
      <text:p text:style-name="P117"><text:span text:style-name="T42">In gatt_client_amdtp.h the server is discovered. The connect are on_init, on_connect and on_disconne</text:span><text:span text:style-name="T43">c</text:span><text:span text:style-name="T42">t </text:span></text:p>
      <text:p text:style-name="P79"/>
      <text:p text:style-name="P91"><text:span text:style-name="T9">Here the BLE stack of MBED will be set to initialize, </text:span><text:span text:style-name="T27">_ble.init()</text:span><text:span text:style-name="T9">, and once completed it will return to on_init_complete(). </text:span></text:p>
      <text:p text:style-name="P79"/>
      <text:p text:style-name="P91"><text:span text:style-name="T9">Now the event_queue is started (</text:span><text:span text:style-name="T27">_event_queue.dispatch_forever()</text:span><text:span text:style-name="T9">;) and the BLE_init is handled</text:span></text:p>
      <text:p text:style-name="P33"/>
      <text:p text:style-name="P52">SendToCentral()</text:p>
      <text:p text:style-name="P65">This routine will pass the request to sent data to the <text:span text:style-name="T57">library to be send. <text:s/></text:span><text:s/>When the processed data-packet is less than the default MTU size ( 23 – 3 = 20 bytes) it can <text:s/>be send within on AMDTP packet and complet<text:span text:style-name="T51">e in one transaction</text:span>. <text:span text:style-name="T51">The maximum raw data packet is then max 12 bytes ( 8 byte overhead on first packet). If it needs to send multiple packages a time is set to prevent a deadlock. Next to that the sketch can call </text:span><text:span text:style-name="T7">IsSendingComplete()</text:span><text:span text:style-name="T51"> to detect whether the AMDTP transaction has been completed. </text:span><text:span text:style-name="T58">In the case of BME280 however it is only one byte.</text:span></text:p>
      <text:p text:style-name="P65"/>
      <text:p text:style-name="P52">IsSendingComplete<text:span text:style-name="T59">()</text:span></text:p>
      <text:p text:style-name="P80">Can be called to check that sending has been completed in case off multi chunks needed to be sent.</text:p>
      <text:p text:style-name="P80"/>
      <text:p text:style-name="P62">Data_From_AMDTP()</text:p>
      <text:p text:style-name="P118"><text:span text:style-name="T39">is called by the protocol with a proposed complete data package for the sketch. </text:span><text:span text:style-name="T44">It is passed to the sketch with a hard-coded </text:span><text:span text:style-name="T35">StoreDataReceived</text:span><text:span text:style-name="T44">()</text:span></text:p>
      <text:p text:style-name="P80"/>
      <text:p text:style-name="P123"/>
      <text:p text:style-name="P62">when_characteristic_changed()</text:p>
      <text:p text:style-name="P119"><text:span text:style-name="T43">Any data received by the client <text:s/>triggers this routine. The received data is passed on the the AMDTP protocol <text:s/>AmdtpReceivePkt()</text:span></text:p>
      <text:h text:style-name="P7" text:outline-level="2"><text:bookmark-start text:name="__RefHeading___Toc1510_4029507310"/>gatt_<text:span text:style-name="T56">client</text:span>_amdtp.h<text:bookmark-end text:name="__RefHeading___Toc1510_4029507310"/></text:h>
      <text:p text:style-name="P116"><text:span text:style-name="T10">When creating the constructor it will store the different supplied values in the library and create a constructor the AMDTP. The sketch is not dealing with the AMDTP code directly, all is handling by of through </text:span><text:span text:style-name="T23">GattClient</text:span><text:span text:style-name="T10">AMDTP.</text:span></text:p>
      <text:p text:style-name="P43"/>
      <text:p text:style-name="P50">Start()</text:p>
      <text:p text:style-name="P83">The different provided variables are stored and a filter is set on the AMDTP service as <text:s/>well as the characteristics. The connection with the AMDTP protocol is set in case an ACK, data need to be send, or when a complete data package has been received to be forwarded to the sketch.</text:p>
      <text:p text:style-name="P83"/>
      <text:p text:style-name="P116"><text:span text:style-name="T10">Here the BLE stack of MBED will be set to initialize, </text:span><text:span text:style-name="T28">_ble.init()</text:span><text:span text:style-name="T10">, and once completed it will return to on_init_complete(). The AMDTPS protocol is initialize with </text:span><text:span text:style-name="T28">_tp.amdtps_init() </text:span><text:span text:style-name="T10">and a call back to the protocol is set back to </text:span><text:span text:style-name="T28">Data_From_AMDTP </text:span><text:span text:style-name="T40"><text:s/>when received data has been processed</text:span><text:span text:style-name="T28">.</text:span></text:p>
      <text:p text:style-name="P92"><text:span text:style-name="T9">Now the event_queue is started (</text:span><text:span text:style-name="T27">_event_queue.dispatch_forever()</text:span><text:span text:style-name="T9">;) and the BLE_init is handled</text:span></text:p>
      <text:p text:style-name="P43"/>
      <text:p text:style-name="P63">Start_discovery()</text:p>
      <text:p text:style-name="P47">Is called when the client has connected to the server, it will start the discovery process of the services, characteristic and descriptors. Only if the service is equal to the AMDTP service UUID the data for the characteristics and descriptors will be looked up and stored. <text:s/>During the process it will also describe to the notify handlers. Once the discovery process is over a check will be done that all the needed characteristics the AMDTP protocol will be initialize and the _DiscoverySuccess – flag is set.</text:p>
      <text:p text:style-name="P81"/>
      <text:p text:style-name="P112"><text:span text:style-name="T9">when_characteristic_changed()at is received will be passed on the AMDTP protocol AmdtpReceivePkt()</text:span></text:p>
      <text:p text:style-name="P45"/>
      <text:p text:style-name="P113"><text:span text:style-name="T28">Data_From_AMDTP</text:span><text:span text:style-name="T27">()</text:span></text:p>
      <text:p text:style-name="P66">This callback was set during Start() and any complete received / processed data-packet coming from the protocol handling is passed back to the sketch StoreDataReceived()</text:p>
      <text:p text:style-name="P66"/>
      <text:p text:style-name="P110"><text:span text:style-name="T9">SendTo</text:span><text:span text:style-name="T24">Server</text:span><text:span text:style-name="T9">()</text:span></text:p>
      <text:p text:style-name="P95"><text:span text:style-name="T9">This routine will pass the request to sent data to the protocol handling with AmdtpSendData(). When the processed data-packet is less than the default MTU size ( 23 – 3 = 20 bytes) it can <text:s/>be send within on AMDTP packet and complet</text:span><text:span text:style-name="T12">e in one transaction</text:span><text:span text:style-name="T9">. </text:span><text:span text:style-name="T12">The maximum raw data packet is then max 12 bytes ( 8 byte overhead on first packet). If it needs to send multiple packages a time is set to prevent a deadlock. Next to that the sketch can call </text:span><text:span text:style-name="T29">IsSendingComplete()</text:span><text:span text:style-name="T12"> to detect whether the AMDTP transaction has been completed.</text:span></text:p>
      <text:p text:style-name="P69"/>
      <text:p text:style-name="P53">IsSendingComplete<text:span text:style-name="T59">()</text:span></text:p>
      <text:p text:style-name="P82">Can be called to check that sending has been completed in case off multi chunks needed to be sent.</text:p>
      <text:p text:style-name="P82"/>
      <text:h text:style-name="P11" text:outline-level="2"><text:bookmark-start text:name="__RefHeading___Toc1501_4029507310"/>amdtp<text:span text:style-name="T60">c</text:span>_protocol<text:bookmark-end text:name="__RefHeading___Toc1501_4029507310"/></text:h>
      <text:p text:style-name="P69"/>
      <text:p text:style-name="P55">amdtps_init() </text:p>
      <text:p text:style-name="P95"><text:span text:style-name="T12">This is called from </text:span><text:span text:style-name="T29">start in gatt_server_amdtp</text:span><text:span text:style-name="T12">. It will set different pointers and buffers to the start position.</text:span></text:p>
      <text:p text:style-name="P55"/>
      <text:p text:style-name="P55">AmdtpReceivePkt()</text:p>
      <text:p text:style-name="P96"><text:span text:style-name="T12">This is called from </text:span><text:span text:style-name="T36">when_characteristic_changed()</text:span><text:span text:style-name="T12"> in gatt_</text:span><text:span text:style-name="T24">client</text:span><text:span text:style-name="T12">_amdtp. When the first AMDTP packet is received it will contain a length field (16 bits) and header (16 bits). The length field is the sum of all the data that should arrive + 4 byte CRC. The packet can either be a real data packet for the sketch program or internal ACK or control package. These will be stored in different buffers.</text:span></text:p>
      <text:p text:style-name="P106"><text:span text:style-name="T9">As it receives the length and header data is stored. </text:span><text:span text:style-name="T13">The rest of the received data is stored in the selected buffer. When the next AMDTP packet all the received data is added into the buffer, until the complete length has been received. The last 4 bytes in the receive buffer are the CRC32 bytes. A CRC-32 calculation is performed over the buffer in the receive buffer (minus the last 4 bytes). If that calculated CRC matches the received CRC-bytes the packet has been received successful. An ACK will be send to the sender to indicate successful. completion. Now the received data is passed on to AmdtpPacketHandler()</text:span></text:p>
      <text:p text:style-name="P71"/>
      <text:p text:style-name="P71">******************************************************************************</text:p>
      <text:p text:style-name="P98"><text:span text:style-name="T13">N</text:span><text:span text:style-name="T9">OTE 2: </text:span><text:span text:style-name="T31">I</text:span><text:span text:style-name="T27">f the complete data has not been completed an extra step had to be added.</text:span></text:p>
      <text:p text:style-name="P73">The sending from server/peripheral is happening on a notify characteristic. We can send very quickly on that, but the client/central side it needs to be able to keep up with that speed with enough buffers. That is often NOT the case if you send 26 packet ( 512 /20) very fast and package are dropped on the receiving side.</text:p>
      <text:p text:style-name="P73"/>
      <text:p text:style-name="P73">Hence I have implemented that after each 20 byte (or MTU size) packet has been sent the sending side (either client/central or server/peripheral) will wait for the other side to confirm it has received this packet. Only after that it will send the next chunk / packet. This is indicated in the header with setting the ACK-bit and only needed for sketch data-packages. Not for internal ACK or Control.</text:p>
      <text:p text:style-name="P73"><text:s/></text:p>
      <text:p text:style-name="P73">The result is that all the packets are received, BUT each packet will take a turn-around time of 375ms. Measured between Artemis Edge and Artemis ATP board. Thus sending 512 bytes will take 10s on an a default MTU size. </text:p>
      <text:p text:style-name="P73"/>
      <text:p text:style-name="P73">When connecting to BLEAK (on Ubuntu) the 512 bytes takes 3 seconds. MUCH faster, but still</text:p>
      <text:p text:style-name="P73">3000 / 512 = 6ms per byte = 1000 / 6 = 160 bytes per second.</text:p>
      <text:p text:style-name="P73"><text:s/></text:p>
      <text:p text:style-name="P73">Not fast... but for many sensor this speed <text:s/>will be acceptable as most produce only a small amount of bytes.</text:p>
      <text:p text:style-name="P73"/>
      <text:p text:style-name="P71">*******************************************************************************</text:p>
      <text:p text:style-name="P71"/>
      <text:p text:style-name="P122"/>
      <text:p text:style-name="P57">AmdtpPacketHandler()</text:p>
      <text:p text:style-name="P116"><text:span text:style-name="T45">It will check whether the package is data for the sketch and if so it will call the stored call back function </text:span><text:span text:style-name="T46">( </text:span><text:span text:style-name="T28">Data_From_AMDTP </text:span><text:span text:style-name="T30">) </text:span><text:span text:style-name="T46">as set in </text:span><text:span text:style-name="T29">start in gatt_</text:span><text:span text:style-name="T35">client</text:span><text:span text:style-name="T29">_amdtp.</text:span></text:p>
      <text:p text:style-name="P98"><text:span text:style-name="T12">T</text:span><text:span text:style-name="T9">he package also be an ACK in reaction on previous sent data. The status is checked to see whether it was successful. or failed.</text:span></text:p>
      <text:p text:style-name="P73"/>
      <text:p text:style-name="P98"><text:span text:style-name="T9">The package can also be a CONTROL package. One of the control request AMDTP_CONTROL_SEND_READY, meaning start sending the next AMDTP package. </text:span><text:span text:style-name="T15">(see not</text:span><text:span text:style-name="T16">e 2)</text:span></text:p>
      <text:p text:style-name="P75"/>
      <text:p text:style-name="P98"><text:span text:style-name="T33">AmdtpSendData</text:span><text:span text:style-name="T17">()</text:span></text:p>
      <text:p text:style-name="P120"><text:span text:style-name="T47">Is called from </text:span><text:span text:style-name="T32">SendTo</text:span><text:span text:style-name="T35">Server</text:span><text:span text:style-name="T32"> <text:s/></text:span><text:span text:style-name="T29">in gatt_</text:span><text:span text:style-name="T35">client</text:span><text:span text:style-name="T29">_amdtp. </text:span><text:span text:style-name="T41"><text:s/></text:span><text:span text:style-name="T47">It will call AmdtpsSendPacket() with the type of packet to send .</text:span></text:p>
      <text:p text:style-name="P101"><text:span text:style-name="T9">In </text:span><text:span text:style-name="T27">AmdtpsSendPacket</text:span><text:span text:style-name="T9">() it will perform some checks and it will then call </text:span><text:span text:style-name="T27">AmdtpBuildPkt</text:span><text:span text:style-name="T9">() to create the AMDTP packet to be send. As a last point it will call </text:span><text:span text:style-name="T27">AmdtpSendPacketHandler</text:span><text:span text:style-name="T9">(0 to perform sending the packet in chunks</text:span></text:p>
      <text:p text:style-name="P73"/>
      <text:p text:style-name="P59">AmdtpBuildPkt()</text:p>
      <text:p text:style-name="P103"><text:span text:style-name="T9">Here the AMDTP is build. It will add the length and the header. If the length (including overhead bytes) is longer than the MTUsize – </text:span><text:span text:style-name="T53">3 (most of the time 23 3 = 20 bytes), it will set the ACK-bit in the header to indicate that after each </text:span><text:span text:style-name="T52">packet an confirmation is required. <text:s/>It copies the data to send and the CRC-32 to the packet</text:span></text:p>
      <text:p text:style-name="P73"/>
      <text:p text:style-name="P61">AmdtpSendPacketHandler()</text:p>
      <text:p text:style-name="P103"><text:span text:style-name="T9">This routine can be called multiple times. The first time it will initialize and then send the first packet. If sending the complete package takes multiple chunk of 20 bytes, it will wait until is called again from </text:span><text:span text:style-name="T31">AmdtpPacketHandler</text:span><text:span text:style-name="T27">()</text:span><text:span text:style-name="T9"> <text:s/>as the control package was received from the other side indicating the previous chunk had arrived. If the complete package has been send, it will indicate that it is done with sending and now waiting on an ACK from the receiver that the CRC-32 <text:s/>was correct. </text:span></text:p>
      <text:p text:style-name="P73"/>
      <text:p text:style-name="P109"><text:span text:style-name="T9">AmdtpSendComplete</text:span><text:span text:style-name="T18">()</text:span></text:p>
      <text:p text:style-name="P105"><text:span text:style-name="T9">This is called from </text:span><text:span text:style-name="T29">IsSendingComplete</text:span><text:span text:style-name="T27">()</text:span><text:span text:style-name="T9"> it will check with the flag is set or cleared that the complete package </text:span><text:span text:style-name="T20">in chunks</text:span><text:span text:style-name="T9"> was send.</text:span></text:p>
      <text:p text:style-name="P77"/>
      <text:p text:style-name="P77"/>
      <text:p text:style-name="P84"/>
      <text:h text:style-name="P5" text:outline-level="1"><text:bookmark-start text:name="__RefHeading___Toc1512_4029507310"/><text:span text:style-name="T19">D</text:span><text:span text:style-name="T9">ebug</text:span><text:bookmark-end text:name="__RefHeading___Toc1512_4029507310"/></text:h>
      <text:p text:style-name="P85"/>
      <text:p text:style-name="P85">There are multiple ways to set debug. </text:p>
      <text:p text:style-name="P86">In the sketch you can set <text:span text:style-name="T64">a debug flag. This will enable MBED debug messages. Make sure to read the </text:span><text:span text:style-name="T8">SetDebugBLE.txt </text:span><text:span text:style-name="T64">file in the library on how to set the different debug messages in MBED. It might need recompile of the MBED archive, but that is all explained. </text:span></text:p>
      <text:p text:style-name="P86"/>
      <text:p text:style-name="P87">At the top on nearly all header files you can enable debug messages for the header <text:s/>and associated cpp file. This will requires recompile of the sketch.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a75a5" officeooo:paragraph-rsid="002a75a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MDTP<text:tab/>page <text:page-number text:select-page="current">12</text:page-number><text:s/>of <text:page-count>12</text:page-count><text:tab/>Version 1.0 / February 2022</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6T10:19:59.349854459</meta:creation-date>
    <dc:date>2022-02-07T16:20:02.273009626</dc:date>
    <meta:editing-duration>PT1H34M42S</meta:editing-duration>
    <meta:editing-cycles>14</meta:editing-cycles>
    <meta:generator>LibreOffice/6.4.7.2$Linux_X86_64 LibreOffice_project/40$Build-2</meta:generator>
    <meta:document-statistic meta:table-count="0" meta:image-count="0" meta:object-count="0" meta:page-count="12" meta:paragraph-count="222" meta:word-count="3424" meta:character-count="21510" meta:non-whitespace-character-count="18080"/>
  </office:meta>
</office:document-meta>
</file>